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fo:text-indent="0.2479in"/>
    </style:style>
    <style:style style:name="P23" style:parent-style-name="Normalny" style:family="paragraph">
      <style:paragraph-properties fo:text-align="justify" fo:line-height="150%"/>
    </style:style>
    <style:style style:name="T24" style:parent-style-name="Domyślnaczcionkaakapitu" style:family="text">
      <style:text-properties style:text-underline-type="single" style:text-underline-style="solid" style:text-underline-width="auto" style:text-underline-mode="continuous"/>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fo:text-indent="0.2479in"/>
    </style:style>
    <style:style style:name="P29" style:parent-style-name="Normalny" style:family="paragraph">
      <style:paragraph-properties fo:text-align="justify" fo:line-height="150%" fo:text-indent="0.2479in"/>
    </style:style>
    <style:style style:name="P30" style:parent-style-name="Normalny" style:family="paragraph">
      <style:paragraph-properties fo:text-align="justify" fo:line-height="150%" fo:text-indent="0.2479in"/>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P51" style:parent-style-name="Normalny" style:family="paragraph">
      <style:paragraph-properties fo:text-align="justify" fo:line-height="150%"/>
    </style:style>
    <style:style style:name="T52" style:parent-style-name="Domyślnaczcionkaakapitu" style:family="text">
      <style:text-properties style:text-underline-type="single" style:text-underline-style="solid" style:text-underline-width="auto" style:text-underline-mode="continuous"/>
    </style:style>
    <style:style style:name="P53" style:parent-style-name="Normalny" style:family="paragraph">
      <style:paragraph-properties fo:text-align="justify" fo:line-height="150%" fo:text-indent="0.2479in"/>
    </style:style>
    <style:style style:name="P54" style:parent-style-name="Normalny" style:family="paragraph">
      <style:paragraph-properties fo:text-align="justify" fo:line-height="150%"/>
    </style:style>
    <style:style style:name="T55" style:parent-style-name="Domyślnaczcionkaakapitu" style:family="text">
      <style:text-properties style:text-underline-type="single" style:text-underline-style="solid" style:text-underline-width="auto" style:text-underline-mode="continuous"/>
    </style:style>
    <style:style style:name="P56" style:parent-style-name="Normalny" style:family="paragraph">
      <style:paragraph-properties fo:text-align="justify" fo:line-height="150%" fo:text-indent="0.2479in"/>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P65" style:parent-style-name="Normalny" style:family="paragraph">
      <style:paragraph-properties fo:text-align="justify" fo:line-height="150%"/>
    </style:style>
    <style:style style:name="T66" style:parent-style-name="Domyślnaczcionkaakapitu" style:family="text">
      <style:text-properties style:text-underline-type="single" style:text-underline-style="solid" style:text-underline-width="auto" style:text-underline-mode="continuous"/>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style:style>
    <style:style style:name="T72" style:parent-style-name="Domyślnaczcionkaakapitu" style:family="text">
      <style:text-properties style:text-underline-type="single" style:text-underline-style="solid" style:text-underline-width="auto" style:text-underline-mode="continuous"/>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fo:text-indent="0.2479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P82" style:parent-style-name="Normalny" style:family="paragraph">
      <style:paragraph-properties fo:text-align="justify" fo:line-height="150%"/>
    </style:style>
    <style:style style:name="T83" style:parent-style-name="Domyślnaczcionkaakapitu" style:family="text">
      <style:text-properties style:text-underline-type="single" style:text-underline-style="solid" style:text-underline-width="auto" style:text-underline-mode="continuous"/>
    </style:style>
    <style:style style:name="P84" style:parent-style-name="Normalny" style:family="paragraph">
      <style:paragraph-properties fo:text-align="justify" fo:line-height="150%" fo:text-indent="0.2479in"/>
    </style:style>
    <style:style style:name="P85" style:parent-style-name="Normalny" style:family="paragraph">
      <style:paragraph-properties fo:text-align="justify" fo:line-height="150%"/>
    </style:style>
    <style:style style:name="T86" style:parent-style-name="Domyślnaczcionkaakapitu" style:family="text">
      <style:text-properties style:text-underline-type="single" style:text-underline-style="solid" style:text-underline-width="auto" style:text-underline-mode="continuous"/>
    </style:style>
    <style:style style:name="P87" style:parent-style-name="Normalny" style:family="paragraph">
      <style:paragraph-properties fo:text-align="justify" fo:line-height="150%" fo:text-indent="0.2479in"/>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P100" style:parent-style-name="Normalny" style:family="paragraph">
      <style:paragraph-properties fo:text-align="justify" fo:line-height="150%"/>
    </style:style>
    <style:style style:name="T101" style:parent-style-name="Domyślnaczcionkaakapitu" style:family="text">
      <style:text-properties style:text-underline-type="single" style:text-underline-style="solid" style:text-underline-width="auto" style:text-underline-mode="continuous"/>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P105" style:parent-style-name="Normalny" style:family="paragraph">
      <style:paragraph-properties fo:text-align="justify" fo:line-height="150%"/>
    </style:style>
    <style:style style:name="T106" style:parent-style-name="Domyślnaczcionkaakapitu" style:family="text">
      <style:text-properties style:text-underline-type="single" style:text-underline-style="solid" style:text-underline-width="auto" style:text-underline-mode="continuous"/>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P110" style:parent-style-name="Normalny" style:family="paragraph">
      <style:paragraph-properties fo:text-align="justify" fo:line-height="150%" fo:text-indent="0.2479in"/>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479in"/>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P127" style:parent-style-name="Normalny" style:family="paragraph">
      <style:paragraph-properties fo:text-align="justify" fo:line-height="150%"/>
    </style:style>
    <style:style style:name="T128" style:parent-style-name="Domyślnaczcionkaakapitu" style:family="text">
      <style:text-properties style:text-underline-type="single" style:text-underline-style="solid" style:text-underline-width="auto" style:text-underline-mode="continuous"/>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style:style>
    <style:style style:name="T138" style:parent-style-name="Domyślnaczcionkaakapitu" style:family="text">
      <style:text-properties style:text-underline-type="single" style:text-underline-style="solid" style:text-underline-width="auto" style:text-underline-mode="continuous"/>
    </style:style>
    <style:style style:name="P139" style:parent-style-name="Normalny" style:family="paragraph">
      <style:paragraph-properties fo:text-align="justify" fo:line-height="150%" fo:text-indent="0.2479in"/>
    </style:style>
    <style:style style:name="P140" style:parent-style-name="Normalny" style:family="paragraph">
      <style:paragraph-properties fo:text-align="justify" fo:line-height="150%"/>
    </style:style>
    <style:style style:name="T141" style:parent-style-name="Domyślnaczcionkaakapitu" style:family="text">
      <style:text-properties style:text-underline-type="single" style:text-underline-style="solid" style:text-underline-width="auto" style:text-underline-mode="continuous"/>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style:style>
    <style:style style:name="T153" style:parent-style-name="Domyślnaczcionkaakapitu" style:family="text">
      <style:text-properties style:text-underline-type="single" style:text-underline-style="solid" style:text-underline-width="auto" style:text-underline-mode="continuous"/>
    </style:style>
    <style:style style:name="T154" style:parent-style-name="Domyślnaczcionkaakapitu" style:family="text">
      <style:text-properties fo:background-color="#80FFFF" style:text-underline-type="single" style:text-underline-style="solid" style:text-underline-width="auto" style:text-underline-mode="continuous"/>
    </style:style>
    <style:style style:name="T155" style:parent-style-name="Domyślnaczcionkaakapitu" style:family="text">
      <style:text-properties style:text-underline-type="single" style:text-underline-style="solid" style:text-underline-width="auto" style:text-underline-mode="continuous"/>
    </style:style>
    <style:style style:name="T156" style:parent-style-name="Domyślnaczcionkaakapitu" style:family="text">
      <style:text-properties fo:background-color="#80FFFF" style:text-underline-type="single" style:text-underline-style="solid" style:text-underline-width="auto" style:text-underline-mode="continuous"/>
    </style:style>
    <style:style style:name="P157" style:parent-style-name="Normalny" style:family="paragraph">
      <style:paragraph-properties fo:text-align="justify" fo:line-height="150%" fo:text-indent="0.2479in"/>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479in"/>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style:style>
    <style:style style:name="T165" style:parent-style-name="Domyślnaczcionkaakapitu" style:family="text">
      <style:text-properties style:text-underline-type="single" style:text-underline-style="solid" style:text-underline-width="auto" style:text-underline-mode="continuous"/>
    </style:style>
    <style:style style:name="P166" style:parent-style-name="Normalny" style:family="paragraph">
      <style:paragraph-properties fo:text-align="justify" fo:line-height="150%" fo:text-indent="0.2479in"/>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fo:text-indent="0.2479in"/>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style:style>
    <style:style style:name="T172" style:parent-style-name="Domyślnaczcionkaakapitu" style:family="text">
      <style:text-properties style:text-underline-type="single" style:text-underline-style="solid" style:text-underline-width="auto" style:text-underline-mode="continuous"/>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479in"/>
    </style:style>
    <style:style style:name="P179" style:parent-style-name="Normalny" style:family="paragraph">
      <style:paragraph-properties fo:text-align="justify" fo:line-height="150%"/>
    </style:style>
    <style:style style:name="T180" style:parent-style-name="Domyślnaczcionkaakapitu" style:family="text">
      <style:text-properties style:text-underline-type="single" style:text-underline-style="solid" style:text-underline-width="auto" style:text-underline-mode="continuous"/>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T185" style:parent-style-name="Domyślnaczcionkaakapitu" style:family="text">
      <style:text-properties fo:background-color="#80FFFF" style:text-underline-type="single" style:text-underline-style="solid" style:text-underline-width="auto" style:text-underline-mode="continuous"/>
    </style:style>
    <style:style style:name="T186" style:parent-style-name="Domyślnaczcionkaakapitu" style:family="text">
      <style:text-properties style:text-underline-type="single" style:text-underline-style="solid" style:text-underline-width="auto" style:text-underline-mode="continuous"/>
    </style:style>
    <style:style style:name="P187" style:parent-style-name="Normalny" style:family="paragraph">
      <style:paragraph-properties fo:text-align="justify" fo:line-height="150%" fo:text-indent="0.2479in"/>
    </style:style>
    <style:style style:name="P188" style:parent-style-name="Normalny" style:family="paragraph">
      <style:paragraph-properties fo:text-align="justify" fo:line-height="150%"/>
    </style:style>
    <style:style style:name="T189" style:parent-style-name="Domyślnaczcionkaakapitu" style:family="text">
      <style:text-properties style:text-underline-type="single" style:text-underline-style="solid" style:text-underline-width="auto" style:text-underline-mode="continuous"/>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style:style>
    <style:style style:name="T193" style:parent-style-name="Domyślnaczcionkaakapitu" style:family="text">
      <style:text-properties style:text-underline-type="single" style:text-underline-style="solid" style:text-underline-width="auto" style:text-underline-mode="continuous"/>
    </style:style>
    <style:style style:name="P194" style:parent-style-name="Normalny" style:family="paragraph">
      <style:paragraph-properties fo:text-align="justify" fo:line-height="150%" fo:text-indent="0.2479in"/>
    </style:style>
    <style:style style:name="P195" style:parent-style-name="Normalny" style:family="paragraph">
      <style:paragraph-properties fo:text-align="justify" fo:line-height="150%"/>
    </style:style>
    <style:style style:name="T196" style:parent-style-name="Domyślnaczcionkaakapitu" style:family="text">
      <style:text-properties style:text-underline-type="single" style:text-underline-style="solid" style:text-underline-width="auto" style:text-underline-mode="continuous"/>
    </style:style>
    <style:style style:name="P197" style:parent-style-name="Normalny" style:family="paragraph">
      <style:paragraph-properties fo:text-align="justify" fo:line-height="150%" fo:text-indent="0.2479in"/>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style:style>
    <style:style style:name="T202" style:parent-style-name="Domyślnaczcionkaakapitu" style:family="text">
      <style:text-properties style:text-underline-type="single" style:text-underline-style="solid" style:text-underline-width="auto" style:text-underline-mode="continuous"/>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T204" style:parent-style-name="Domyślnaczcionkaakapitu" style:family="text">
      <style:text-properties style:text-underline-type="single" style:text-underline-style="solid" style:text-underline-width="auto" style:text-underline-mode="continuous"/>
    </style:style>
    <style:style style:name="T205" style:parent-style-name="Domyślnaczcionkaakapitu" style:family="text">
      <style:text-properties fo:background-color="#80FFFF" style:text-underline-type="single" style:text-underline-style="solid" style:text-underline-width="auto" style:text-underline-mode="continuous"/>
    </style:style>
    <style:style style:name="T206" style:parent-style-name="Domyślnaczcionkaakapitu" style:family="text">
      <style:text-properties style:text-underline-type="single" style:text-underline-style="solid" style:text-underline-width="auto" style:text-underline-mode="continuous"/>
    </style:style>
    <style:style style:name="P207" style:parent-style-name="Normalny" style:family="paragraph">
      <style:paragraph-properties fo:text-align="justify" fo:line-height="150%" fo:text-indent="0.2479in"/>
    </style:style>
    <style:style style:name="P208" style:parent-style-name="Normalny" style:family="paragraph">
      <style:paragraph-properties fo:text-align="justify" fo:line-height="150%"/>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Normalny" style:family="paragraph">
      <style:paragraph-properties fo:text-align="justify" fo:line-height="150%" fo:text-indent="0.2479in"/>
    </style:style>
    <style:style style:name="P211" style:parent-style-name="Normalny" style:family="paragraph">
      <style:paragraph-properties fo:text-align="justify" fo:line-height="150%"/>
    </style:style>
    <style:style style:name="T212" style:parent-style-name="Domyślnaczcionkaakapitu" style:family="text">
      <style:text-properties style:text-underline-type="single" style:text-underline-style="solid" style:text-underline-width="auto" style:text-underline-mode="continuous"/>
    </style:style>
    <style:style style:name="P213" style:parent-style-name="Normalny" style:family="paragraph">
      <style:paragraph-properties fo:text-align="justify" fo:line-height="150%" fo:text-indent="0.2479in"/>
    </style:style>
    <style:style style:name="P214" style:parent-style-name="Normalny" style:family="paragraph">
      <style:paragraph-properties fo:text-align="justify" fo:line-height="150%"/>
    </style:style>
    <style:style style:name="T215" style:parent-style-name="Domyślnaczcionkaakapitu" style:family="text">
      <style:text-properties style:text-underline-type="single" style:text-underline-style="solid" style:text-underline-width="auto" style:text-underline-mode="continuous"/>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style:style>
    <style:style style:name="T221" style:parent-style-name="Domyślnaczcionkaakapitu" style:family="text">
      <style:text-properties style:text-underline-type="single" style:text-underline-style="solid" style:text-underline-width="auto" style:text-underline-mode="continuous"/>
    </style:style>
    <style:style style:name="T222" style:parent-style-name="Domyślnaczcionkaakapitu" style:family="text">
      <style:text-properties fo:background-color="#80FFFF" style:text-underline-type="single" style:text-underline-style="solid" style:text-underline-width="auto" style:text-underline-mode="continuous"/>
    </style:style>
    <style:style style:name="T223" style:parent-style-name="Domyślnaczcionkaakapitu" style:family="text">
      <style:text-properties style:text-underline-type="single" style:text-underline-style="solid" style:text-underline-width="auto" style:text-underline-mode="continuous"/>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style:style>
    <style:style style:name="T228" style:parent-style-name="Domyślnaczcionkaakapitu" style:family="text">
      <style:text-properties style:text-underline-type="single" style:text-underline-style="solid" style:text-underline-width="auto" style:text-underline-mode="continuous"/>
    </style:style>
    <style:style style:name="P229" style:parent-style-name="Normalny" style:family="paragraph">
      <style:paragraph-properties fo:text-align="justify" fo:line-height="150%" fo:text-indent="0.2479in"/>
    </style:style>
    <style:style style:name="P230" style:parent-style-name="Normalny" style:family="paragraph">
      <style:paragraph-properties fo:text-align="justify" fo:line-height="150%"/>
    </style:style>
    <style:style style:name="T231" style:parent-style-name="Domyślnaczcionkaakapitu" style:family="text">
      <style:text-properties style:text-underline-type="single" style:text-underline-style="solid" style:text-underline-width="auto" style:text-underline-mode="continuous"/>
    </style:style>
    <style:style style:name="P232" style:parent-style-name="Normalny" style:family="paragraph">
      <style:paragraph-properties fo:text-align="justify" fo:line-height="150%" fo:text-indent="0.2479in"/>
    </style:style>
    <style:style style:name="P233" style:parent-style-name="Normalny" style:family="paragraph">
      <style:paragraph-properties fo:text-align="justify" fo:line-height="150%"/>
    </style:style>
    <style:style style:name="T234" style:parent-style-name="Domyślnaczcionkaakapitu" style:family="text">
      <style:text-properties style:text-underline-type="single" style:text-underline-style="solid" style:text-underline-width="auto" style:text-underline-mode="continuous"/>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style:style>
    <style:style style:name="T240" style:parent-style-name="Domyślnaczcionkaakapitu" style:family="text">
      <style:text-properties style:text-underline-type="single" style:text-underline-style="solid" style:text-underline-width="auto" style:text-underline-mode="continuous"/>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style:style>
    <style:style style:name="T245" style:parent-style-name="Domyślnaczcionkaakapitu" style:family="text">
      <style:text-properties style:text-underline-type="single" style:text-underline-style="solid" style:text-underline-width="auto" style:text-underline-mode="continuous"/>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style:style>
    <style:style style:name="T251" style:parent-style-name="Domyślnaczcionkaakapitu" style:family="text">
      <style:text-properties style:text-underline-type="single" style:text-underline-style="solid" style:text-underline-width="auto" style:text-underline-mode="continuous"/>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P261" style:parent-style-name="Normalny" style:family="paragraph">
      <style:paragraph-properties fo:text-align="justify" fo:line-height="150%"/>
    </style:style>
    <style:style style:name="T262" style:parent-style-name="Domyślnaczcionkaakapitu" style:family="text">
      <style:text-properties style:text-underline-type="single" style:text-underline-style="solid" style:text-underline-width="auto" style:text-underline-mode="continuous"/>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style:style>
    <style:style style:name="T269" style:parent-style-name="Domyślnaczcionkaakapitu" style:family="text">
      <style:text-properties style:text-underline-type="single" style:text-underline-style="solid" style:text-underline-width="auto" style:text-underline-mode="continuous"/>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style:style>
    <style:style style:name="T275" style:parent-style-name="Domyślnaczcionkaakapitu" style:family="text">
      <style:text-properties style:text-underline-type="single" style:text-underline-style="solid" style:text-underline-width="auto" style:text-underline-mode="continuous"/>
    </style:style>
    <style:style style:name="P276" style:parent-style-name="Normalny" style:family="paragraph">
      <style:paragraph-properties fo:text-align="justify" fo:line-height="150%" fo:text-indent="0.2479in"/>
    </style:style>
    <style:style style:name="P277" style:parent-style-name="Normalny" style:family="paragraph">
      <style:paragraph-properties fo:text-align="justify" fo:line-height="150%"/>
    </style:style>
    <style:style style:name="T278" style:parent-style-name="Domyślnaczcionkaakapitu" style:family="text">
      <style:text-properties style:text-underline-type="single" style:text-underline-style="solid" style:text-underline-width="auto" style:text-underline-mode="continuous"/>
    </style:style>
    <style:style style:name="P279" style:parent-style-name="Normalny" style:family="paragraph">
      <style:paragraph-properties fo:text-align="justify" fo:line-height="150%" fo:text-indent="0.2479in"/>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P294" style:parent-style-name="Normalny" style:family="paragraph">
      <style:paragraph-properties fo:text-align="justify" fo:line-height="150%"/>
    </style:style>
    <style:style style:name="T295" style:parent-style-name="Domyślnaczcionkaakapitu" style:family="text">
      <style:text-properties style:text-underline-type="single" style:text-underline-style="solid" style:text-underline-width="auto" style:text-underline-mode="continuous"/>
    </style:style>
    <style:style style:name="T296" style:parent-style-name="Domyślnaczcionkaakapitu" style:family="text">
      <style:text-properties fo:background-color="#80FFFF" style:text-underline-type="single" style:text-underline-style="solid" style:text-underline-width="auto" style:text-underline-mode="continuous"/>
    </style:style>
    <style:style style:name="T297" style:parent-style-name="Domyślnaczcionkaakapitu" style:family="text">
      <style:text-properties style:text-underline-type="single" style:text-underline-style="solid" style:text-underline-width="auto" style:text-underline-mode="continuous"/>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style:style>
    <style:style style:name="T304" style:parent-style-name="Domyślnaczcionkaakapitu" style:family="text">
      <style:text-properties style:text-underline-type="single" style:text-underline-style="solid" style:text-underline-width="auto" style:text-underline-mode="continuous"/>
    </style:style>
    <style:style style:name="T305" style:parent-style-name="Domyślnaczcionkaakapitu" style:family="text">
      <style:text-properties fo:background-color="#80FFFF" style:text-underline-type="single" style:text-underline-style="solid" style:text-underline-width="auto" style:text-underline-mode="continuous"/>
    </style:style>
    <style:style style:name="P306" style:parent-style-name="Normalny" style:family="paragraph">
      <style:paragraph-properties fo:text-align="justify" fo:line-height="150%" fo:text-indent="0.2479in"/>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style:style>
    <style:style style:name="T310" style:parent-style-name="Domyślnaczcionkaakapitu" style:family="text">
      <style:text-properties fo:background-color="#80FFFF" style:text-underline-type="single" style:text-underline-style="solid" style:text-underline-width="auto" style:text-underline-mode="continuous"/>
    </style:style>
    <style:style style:name="T311" style:parent-style-name="Domyślnaczcionkaakapitu" style:family="text">
      <style:text-properties style:text-underline-type="single" style:text-underline-style="solid" style:text-underline-width="auto" style:text-underline-mode="continuous"/>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style:style>
    <style:style style:name="T325" style:parent-style-name="Domyślnaczcionkaakapitu" style:family="text">
      <style:text-properties style:text-underline-type="single" style:text-underline-style="solid" style:text-underline-width="auto" style:text-underline-mode="continuous"/>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style:style>
    <style:style style:name="T330" style:parent-style-name="Domyślnaczcionkaakapitu" style:family="text">
      <style:text-properties style:text-underline-type="single" style:text-underline-style="solid" style:text-underline-width="auto" style:text-underline-mode="continuous"/>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style:style>
    <style:style style:name="T342" style:parent-style-name="Domyślnaczcionkaakapitu" style:family="text">
      <style:text-properties style:text-underline-type="single" style:text-underline-style="solid" style:text-underline-width="auto" style:text-underline-mode="continuous"/>
    </style:style>
    <style:style style:name="P343" style:parent-style-name="Normalny" style:family="paragraph">
      <style:paragraph-properties fo:text-align="justify" fo:line-height="150%" fo:text-indent="0.2479in"/>
    </style:style>
    <style:style style:name="P344" style:parent-style-name="Normalny" style:family="paragraph">
      <style:paragraph-properties fo:text-align="justify" fo:line-height="150%">
        <style:tab-stops>
          <style:tab-stop style:type="left" style:leader-style="dotted" style:leader-text="." style:position="2.0173in"/>
          <style:tab-stop style:type="left" style:leader-style="dotted" style:leader-text="." style:position="2.1854in"/>
        </style:tab-stops>
      </style:paragraph-properties>
    </style:style>
    <style:style style:name="T345" style:parent-style-name="Domyślnaczcionkaakapitu" style:family="text">
      <style:text-properties style:text-underline-type="single" style:text-underline-style="solid" style:text-underline-width="auto" style:text-underline-mode="continuous"/>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479in"/>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style:style>
    <style:style style:name="T355" style:parent-style-name="Domyślnaczcionkaakapitu" style:family="text">
      <style:text-properties style:text-underline-type="single" style:text-underline-style="solid" style:text-underline-width="auto" style:text-underline-mode="continuous"/>
    </style:style>
    <style:style style:name="P356" style:parent-style-name="Normalny" style:family="paragraph">
      <style:paragraph-properties fo:text-align="justify" fo:line-height="150%" fo:text-indent="0.2479in"/>
    </style:style>
    <style:style style:name="P357" style:parent-style-name="Normalny" style:family="paragraph">
      <style:paragraph-properties fo:text-align="justify" fo:line-height="150%"/>
    </style:style>
    <style:style style:name="T358" style:parent-style-name="Domyślnaczcionkaakapitu" style:family="text">
      <style:text-properties style:text-underline-type="single" style:text-underline-style="solid" style:text-underline-width="auto" style:text-underline-mode="continuous"/>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479in"/>
    </style:style>
    <style:style style:name="P362" style:parent-style-name="Normalny" style:family="paragraph">
      <style:paragraph-properties fo:text-align="justify" fo:line-height="150%"/>
    </style:style>
    <style:style style:name="T363" style:parent-style-name="Domyślnaczcionkaakapitu" style:family="text">
      <style:text-properties style:text-underline-type="single" style:text-underline-style="solid" style:text-underline-width="auto" style:text-underline-mode="continuous"/>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style:style>
    <style:style style:name="T369" style:parent-style-name="Domyślnaczcionkaakapitu" style:family="text">
      <style:text-properties style:text-underline-type="single" style:text-underline-style="solid" style:text-underline-width="auto" style:text-underline-mode="continuous"/>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fo:text-indent="0.2479in"/>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style:style>
    <style:style style:name="T376" style:parent-style-name="Domyślnaczcionkaakapitu" style:family="text">
      <style:text-properties style:text-underline-type="single" style:text-underline-style="solid" style:text-underline-width="auto" style:text-underline-mode="continuous"/>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style:style>
    <style:style style:name="T385" style:parent-style-name="Domyślnaczcionkaakapitu" style:family="text">
      <style:text-properties style:text-underline-type="single" style:text-underline-style="solid" style:text-underline-width="auto" style:text-underline-mode="continuous"/>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479in"/>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T392" style:parent-style-name="Domyślnaczcionkaakapitu" style:family="text">
      <style:text-properties style:text-underline-type="single" style:text-underline-style="solid" style:text-underline-width="auto" style:text-underline-mode="continuous"/>
    </style:style>
    <style:style style:name="P393" style:parent-style-name="Normalny" style:family="paragraph">
      <style:paragraph-properties fo:text-align="justify" fo:line-height="150%" fo:text-indent="0.2479in"/>
    </style:style>
    <style:style style:name="P394" style:parent-style-name="Normalny" style:family="paragraph">
      <style:paragraph-properties fo:text-align="justify" fo:line-height="150%"/>
    </style:style>
    <style:style style:name="T395" style:parent-style-name="Domyślnaczcionkaakapitu" style:family="text">
      <style:text-properties style:text-underline-type="single" style:text-underline-style="solid" style:text-underline-width="auto" style:text-underline-mode="continuous"/>
    </style:style>
    <style:style style:name="P396" style:parent-style-name="Normalny" style:family="paragraph">
      <style:paragraph-properties fo:text-align="justify" fo:line-height="150%" fo:text-indent="0.2479in"/>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style:tab-stops>
          <style:tab-stop style:type="left" style:leader-style="dotted" style:leader-text="." style:position="2.1409in"/>
          <style:tab-stop style:type="left" style:leader-style="dotted" style:leader-text="." style:position="2.2916in"/>
        </style:tab-stops>
      </style:paragraph-properties>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style:style>
    <style:style style:name="T409" style:parent-style-name="Domyślnaczcionkaakapitu" style:family="text">
      <style:text-properties style:text-underline-type="single" style:text-underline-style="solid" style:text-underline-width="auto" style:text-underline-mode="continuous"/>
    </style:style>
    <style:style style:name="P410" style:parent-style-name="Normalny" style:family="paragraph">
      <style:paragraph-properties fo:text-align="justify" fo:line-height="150%" fo:text-indent="0.2479in"/>
    </style:style>
    <style:style style:name="P411" style:parent-style-name="Normalny" style:family="paragraph">
      <style:paragraph-properties fo:text-align="justify" fo:line-height="150%"/>
    </style:style>
    <style:style style:name="T412" style:parent-style-name="Domyślnaczcionkaakapitu" style:family="text">
      <style:text-properties style:text-underline-type="single" style:text-underline-style="solid" style:text-underline-width="auto" style:text-underline-mode="continuous"/>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style:style>
    <style:style style:name="T418" style:parent-style-name="Domyślnaczcionkaakapitu" style:family="text">
      <style:text-properties style:text-underline-type="single" style:text-underline-style="solid" style:text-underline-width="auto" style:text-underline-mode="continuous"/>
    </style:style>
    <style:style style:name="P419" style:parent-style-name="Normalny" style:family="paragraph">
      <style:paragraph-properties fo:text-align="justify" fo:line-height="150%" fo:text-indent="0.2479in"/>
    </style:style>
    <style:style style:name="P420" style:parent-style-name="Normalny" style:family="paragraph">
      <style:paragraph-properties fo:text-align="justify" fo:line-height="150%"/>
    </style:style>
    <style:style style:name="T421" style:parent-style-name="Domyślnaczcionkaakapitu" style:family="text">
      <style:text-properties style:text-underline-type="single" style:text-underline-style="solid" style:text-underline-width="auto" style:text-underline-mode="continuous"/>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style:style>
    <style:style style:name="T426" style:parent-style-name="Domyślnaczcionkaakapitu" style:family="text">
      <style:text-properties style:text-underline-type="single" style:text-underline-style="solid" style:text-underline-width="auto" style:text-underline-mode="continuous"/>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style:style>
    <style:style style:name="T431" style:parent-style-name="Domyślnaczcionkaakapitu" style:family="text">
      <style:text-properties style:text-underline-type="single" style:text-underline-style="solid" style:text-underline-width="auto" style:text-underline-mode="continuous"/>
    </style:style>
    <style:style style:name="P432" style:parent-style-name="Normalny" style:family="paragraph">
      <style:paragraph-properties fo:text-align="justify" fo:line-height="150%" fo:text-indent="0.2479in"/>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style:style>
    <style:style style:name="T435" style:parent-style-name="Domyślnaczcionkaakapitu" style:family="text">
      <style:text-properties style:text-underline-type="single" style:text-underline-style="solid" style:text-underline-width="auto" style:text-underline-mode="continuous"/>
    </style:style>
    <style:style style:name="T436" style:parent-style-name="Domyślnaczcionkaakapitu" style:family="text">
      <style:text-properties fo:background-color="#80FFFF" style:text-underline-type="single" style:text-underline-style="solid" style:text-underline-width="auto" style:text-underline-mode="continuous"/>
    </style:style>
    <style:style style:name="T437" style:parent-style-name="Domyślnaczcionkaakapitu" style:family="text">
      <style:text-properties style:text-underline-type="single" style:text-underline-style="solid" style:text-underline-width="auto" style:text-underline-mode="continuous"/>
    </style:style>
    <style:style style:name="T438" style:parent-style-name="Domyślnaczcionkaakapitu" style:family="text">
      <style:text-properties fo:background-color="#80FFFF" style:text-underline-type="single" style:text-underline-style="solid" style:text-underline-width="auto" style:text-underline-mode="continuous"/>
    </style:style>
    <style:style style:name="T439" style:parent-style-name="Domyślnaczcionkaakapitu" style:family="text">
      <style:text-properties style:text-underline-type="single" style:text-underline-style="solid" style:text-underline-width="auto" style:text-underline-mode="continuous"/>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style:style>
    <style:style style:name="T453" style:parent-style-name="Domyślnaczcionkaakapitu" style:family="text">
      <style:text-properties style:text-underline-type="single" style:text-underline-style="solid" style:text-underline-width="auto" style:text-underline-mode="continuous"/>
    </style:style>
    <style:style style:name="P454" style:parent-style-name="Normalny" style:family="paragraph">
      <style:paragraph-properties fo:text-align="justify" fo:line-height="150%" fo:text-indent="0.2479in"/>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style:style>
    <style:style style:name="T459" style:parent-style-name="Domyślnaczcionkaakapitu" style:family="text">
      <style:text-properties style:text-underline-type="single" style:text-underline-style="solid" style:text-underline-width="auto" style:text-underline-mode="continuous"/>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fo:text-indent="0.2479in"/>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style:style>
    <style:style style:name="T474" style:parent-style-name="Domyślnaczcionkaakapitu" style:family="text">
      <style:text-properties style:text-underline-type="single" style:text-underline-style="solid" style:text-underline-width="auto" style:text-underline-mode="continuous"/>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479in"/>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style:style>
    <style:style style:name="T488" style:parent-style-name="Domyślnaczcionkaakapitu" style:family="text">
      <style:text-properties fo:background-color="#80FFFF" style:text-underline-type="single" style:text-underline-style="solid" style:text-underline-width="auto" style:text-underline-mode="continuous"/>
    </style:style>
    <style:style style:name="T489" style:parent-style-name="Domyślnaczcionkaakapitu" style:family="text">
      <style:text-properties style:text-underline-type="single" style:text-underline-style="solid" style:text-underline-width="auto" style:text-underline-mode="continuous"/>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style:style>
    <style:style style:name="T498" style:parent-style-name="Domyślnaczcionkaakapitu" style:family="text">
      <style:text-properties style:text-underline-type="single" style:text-underline-style="solid" style:text-underline-width="auto" style:text-underline-mode="continuous"/>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style:style>
    <style:style style:name="T508" style:parent-style-name="Domyślnaczcionkaakapitu" style:family="text">
      <style:text-properties style:text-underline-type="single" style:text-underline-style="solid" style:text-underline-width="auto" style:text-underline-mode="continuous"/>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style:style>
    <style:style style:name="T517" style:parent-style-name="Domyślnaczcionkaakapitu" style:family="text">
      <style:text-properties style:text-underline-type="single" style:text-underline-style="solid" style:text-underline-width="auto" style:text-underline-mode="continuous"/>
    </style:style>
    <style:style style:name="P518" style:parent-style-name="Normalny" style:family="paragraph">
      <style:paragraph-properties fo:text-align="justify" fo:line-height="150%" fo:text-indent="0.2479in"/>
    </style:style>
    <style:style style:name="P519" style:parent-style-name="Normalny" style:family="paragraph">
      <style:paragraph-properties fo:text-align="justify" fo:line-height="150%"/>
    </style:style>
    <style:style style:name="T520" style:parent-style-name="Domyślnaczcionkaakapitu" style:family="text">
      <style:text-properties style:text-underline-type="single" style:text-underline-style="solid" style:text-underline-width="auto" style:text-underline-mode="continuous"/>
    </style:style>
    <style:style style:name="T521" style:parent-style-name="Domyślnaczcionkaakapitu" style:family="text">
      <style:text-properties fo:background-color="#80FFFF" style:text-underline-type="single" style:text-underline-style="solid" style:text-underline-width="auto" style:text-underline-mode="continuous"/>
    </style:style>
    <style:style style:name="T522" style:parent-style-name="Domyślnaczcionkaakapitu" style:family="text">
      <style:text-properties style:text-underline-type="single" style:text-underline-style="solid" style:text-underline-width="auto" style:text-underline-mode="continuous"/>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style:style>
    <style:style style:name="T535" style:parent-style-name="Domyślnaczcionkaakapitu" style:family="text">
      <style:text-properties style:text-underline-type="single" style:text-underline-style="solid" style:text-underline-width="auto" style:text-underline-mode="continuous"/>
    </style:style>
    <style:style style:name="T536" style:parent-style-name="Domyślnaczcionkaakapitu" style:family="text">
      <style:text-properties fo:background-color="#80FFFF" style:text-underline-type="single" style:text-underline-style="solid" style:text-underline-width="auto" style:text-underline-mode="continuous"/>
    </style:style>
    <style:style style:name="T537" style:parent-style-name="Domyślnaczcionkaakapitu" style:family="text">
      <style:text-properties style:text-underline-type="single" style:text-underline-style="solid" style:text-underline-width="auto" style:text-underline-mode="continuous"/>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P548" style:parent-style-name="Normalny" style:family="paragraph">
      <style:paragraph-properties fo:text-align="justify" fo:line-height="150%"/>
    </style:style>
    <style:style style:name="T549" style:parent-style-name="Domyślnaczcionkaakapitu" style:family="text">
      <style:text-properties style:text-underline-type="single" style:text-underline-style="solid" style:text-underline-width="auto" style:text-underline-mode="continuous"/>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style:tab-stops>
          <style:tab-stop style:type="left" style:leader-style="dotted" style:leader-text="." style:position="1.8381in"/>
          <style:tab-stop style:type="left" style:leader-style="dotted" style:leader-text="." style:position="2.002in"/>
        </style:tab-stops>
      </style:paragraph-propertie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479in">
        <style:tab-stops>
          <style:tab-stop style:type="left" style:position="1.018in"/>
        </style:tab-stops>
      </style:paragraph-properties>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style:style>
    <style:style style:name="T569" style:parent-style-name="Domyślnaczcionkaakapitu" style:family="text">
      <style:text-properties style:text-underline-type="single" style:text-underline-style="solid" style:text-underline-width="auto" style:text-underline-mode="continuous"/>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style:style>
    <style:style style:name="T576" style:parent-style-name="Domyślnaczcionkaakapitu" style:family="text">
      <style:text-properties style:text-underline-type="single" style:text-underline-style="solid" style:text-underline-width="auto" style:text-underline-mode="continuous"/>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style:style>
    <style:style style:name="T582" style:parent-style-name="Domyślnaczcionkaakapitu" style:family="text">
      <style:text-properties style:text-underline-type="single" style:text-underline-style="solid" style:text-underline-width="auto" style:text-underline-mode="continuous"/>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style:style>
    <style:style style:name="T587" style:parent-style-name="Domyślnaczcionkaakapitu" style:family="text">
      <style:text-properties style:text-underline-type="single" style:text-underline-style="solid" style:text-underline-width="auto" style:text-underline-mode="continuous"/>
    </style:style>
    <style:style style:name="P588" style:parent-style-name="Normalny" style:family="paragraph">
      <style:paragraph-properties fo:text-align="justify" fo:line-height="150%" fo:text-indent="0.2479in"/>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style:style>
    <style:style style:name="T593" style:parent-style-name="Domyślnaczcionkaakapitu" style:family="text">
      <style:text-properties style:text-underline-type="single" style:text-underline-style="solid" style:text-underline-width="auto" style:text-underline-mode="continuous"/>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style:style>
    <style:style style:name="T598" style:parent-style-name="Domyślnaczcionkaakapitu" style:family="text">
      <style:text-properties style:text-underline-type="single" style:text-underline-style="solid" style:text-underline-width="auto" style:text-underline-mode="continuous"/>
    </style:style>
    <style:style style:name="P599" style:parent-style-name="Normalny" style:family="paragraph">
      <style:paragraph-properties fo:text-align="justify" fo:line-height="150%" fo:text-indent="0.2479in"/>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style:tab-stops>
          <style:tab-stop style:type="left" style:leader-style="dotted" style:leader-text="." style:position="2.1208in"/>
        </style:tab-stops>
      </style:paragraph-properties>
    </style:style>
    <style:style style:name="T608" style:parent-style-name="Domyślnaczcionkaakapitu" style:family="text">
      <style:text-properties style:text-underline-type="single" style:text-underline-style="solid" style:text-underline-width="auto" style:text-underline-mode="continuous"/>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479in"/>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P618" style:parent-style-name="Normalny" style:family="paragraph">
      <style:paragraph-properties fo:text-align="justify" fo:line-height="150%" fo:text-indent="0.2479in"/>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style:tab-stops>
          <style:tab-stop style:type="left" style:leader-style="dotted" style:leader-text="." style:position="1.3437in"/>
          <style:tab-stop style:type="left" style:leader-style="dotted" style:leader-text="." style:position="1.4444in"/>
          <style:tab-stop style:type="left" style:leader-style="dotted" style:leader-text="." style:position="1.8652in"/>
          <style:tab-stop style:type="left" style:leader-style="dotted" style:leader-text="." style:position="2.0645in"/>
        </style:tab-stops>
      </style:paragraph-properties>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style:style>
    <style:style style:name="T633" style:parent-style-name="Domyślnaczcionkaakapitu" style:family="text">
      <style:text-properties style:text-underline-type="single" style:text-underline-style="solid" style:text-underline-width="auto" style:text-underline-mode="continuous"/>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style:style>
    <style:style style:name="T649" style:parent-style-name="Domyślnaczcionkaakapitu" style:family="text">
      <style:text-properties style:text-underline-type="single" style:text-underline-style="solid" style:text-underline-width="auto" style:text-underline-mode="continuous"/>
    </style:style>
    <style:style style:name="P650" style:parent-style-name="Normalny" style:family="paragraph">
      <style:paragraph-properties fo:text-align="justify" fo:line-height="150%" fo:text-indent="0.2479in"/>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style:style>
    <style:style style:name="T662" style:parent-style-name="Domyślnaczcionkaakapitu" style:family="text">
      <style:text-properties style:text-underline-type="single" style:text-underline-style="solid" style:text-underline-width="auto" style:text-underline-mode="continuous"/>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fo:text-indent="0.2479in"/>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P672" style:parent-style-name="Normalny" style:family="paragraph">
      <style:paragraph-properties fo:text-align="justify" fo:line-height="150%" fo:text-indent="0.2479in"/>
    </style:style>
    <style:style style:name="P673" style:parent-style-name="Normalny" style:family="paragraph">
      <style:paragraph-properties fo:text-align="justify" fo:line-height="150%"/>
    </style:style>
    <style:style style:name="T674" style:parent-style-name="Domyślnaczcionkaakapitu" style:family="text">
      <style:text-properties style:text-underline-type="single" style:text-underline-style="solid" style:text-underline-width="auto" style:text-underline-mode="continuous"/>
    </style:style>
    <style:style style:name="P675" style:parent-style-name="Normalny" style:family="paragraph">
      <style:paragraph-properties fo:text-align="justify" fo:line-height="150%" fo:text-indent="0.2479in"/>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P682"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Reformy Prawa i Sądów</text:p>
      <text:p text:style-name="P3">TYTUŁ= STENOGRAM z dziewiątego posiedzenia Podzespołu do spraw Reformy Prawa i Sądów</text:p>
      <text:p text:style-name="P4">DATA= 17 marca 1989 r.</text:p>
      <text:p text:style-name="P5">SYGNATURA= C9540/5</text:p>
      <text:p text:style-name="P6">INW= 46089</text:p>
      <text:p text:style-name="P7">TEKST=</text:p>
      <text:p text:style-name="P8">Stenogram<text:s/><text:span text:style-name="T9">z</text:span><text:s/>obrad Podzespołu do spraw Reformy Prawa i Sądów Okrągłego Stołu w dniu 17 marca<text:s/><text:span text:style-name="T10">19</text:span>89 r.</text:p>
      <text:p text:style-name="P11">/Obradom<text:s/>przewodniczą:<text:s/><text:span text:style-name="T12">prof. Adam Strzembosz</text:span><text:s/>i<text:s/><text:span text:style-name="T13">minister Łukasz Balcer</text:span>/.</text:p>
      <text:p text:style-name="P14"><text:span text:style-name="T15">Przewodniczący<text:s/></text:span><text:span text:style-name="T16">-</text:span><text:span text:style-name="T17"><text:s/>prof. Adam Strzembosz</text:span>:</text:p>
      <text:p text:style-name="P18"><text:span text:style-name="T19">W</text:span><text:s/>imieniu obydwu współprzewodniczących państwa witam i jak rozumiem, dzisiaj kończymy nasze obrady poprzez podpisanie uzgodnienia, a następnie podpisanie dokumentu końcowego.</text:p>
      <text:p text:style-name="P20">W zasadzie wszystkie sprawy zostały omówione, będziemy dzisiaj ustalać co jest rozbieżne i jakie w związku z tym zajmujemy stanowisko z tym, że przypominam, iż pan minister miał się ustosunkować dzisiaj do naszej prośby zamieszczenia przy aktualnej nowelizacji, aktualnie przeprowadzanej nowelizacji Konstytucji, tych zapisów z naszych uzgodnień, które wchodzą w zakres,<text:s/><text:span text:style-name="T21">m</text:span>aterię konstytucyjną. Takie zapisy niektóre zostały już uzgodnione, a poza tym z tego co nam wiadomo, przy regulowaniu kompetencji prezydenta przecież musi być uregulowana kwestia powoływania sądów, sędziów, a zatem są to sprawy bardzo silnie ze sobą wewnętrznie związane.</text:p>
      <text:p text:style-name="P22">Zatem właściwie zakończyliśmy już dyskusję, dochodzimy do określonych ustaleń z tym, że ja pozwolę sobie, bo o to mnie prosił pan prof. Zieliński, który oczywiście bynajmniej nie otwiera żadnego nowego tematu, ale chciał jakąś sprawę po prostu poruszyć, żeby ona się znalazła w protokole<text:s/>naszych obrad. To chyba będzie bardzo krótkie, bardzo krótka wypowiedź i tylko o taką pozwalam sobie pana profesora prosić.</text:p>
      <text:p text:style-name="P23"><text:span text:style-name="T24">Prof. Tadeusz Zieliński</text:span>:</text:p>
      <text:p text:style-name="P25">Panie Przewodniczący! Szanowni Państwo!<text:s/><text:span text:style-name="T26">W</text:span><text:s/>trakcie obrad<text:s/>„okrągłego stołu”<text:s/>taki bezdomny temat, którym jest prawo pracy. Prawem pracy nie zajmowano się właściwie w żadnym z zespołów ani podzespołów<text:s/>„okrągłego stołu”, były poruszane niektóre tylko wybrane problemy prawa pracy podczas obrad Zespołu ds. Gospodarki i Polityki Społecznej, częściowo także wybrane zagadnienia były podnoszone w czasie obrad trwających zresztą Podzespołu ds. Górnictwa i temat ten, trzeba powiedzieć, nie był poruszany także w tym podzespole, w którym obradujemy, ds. reformy prawa sądów.<text:span text:style-name="T27">.</text:span>. konstytucyjnego, ja swoim głosem w dyskusji nie zamierzam wprowadzać nowego tematu reformy prawa pracy, uważam, że te problemy, które były poruszane, są zdecydowanie ważniejsze, są zresztą prace prowadzone nad reformą prawa pracy pod pewną kontrolą społeczną, a zatem nie zachodzi potrzeba wysuwania tutaj jakichś węzłowych zagadnień reformy prawa pracy.</text:p>
      <text:p text:style-name="P28">Jest jednak jeden temat, który jest tematem z pogranicza prawa karnego i prawa pracy. Jest nim praca więźniów. I chciałbym tutaj krótko do protokołu, aby ten głos został odnotowany, zwrócić uwagę na istotne zagadnienia, które wiążą się z pracą więźniów. Nie poruszam całego zagadnienia dotyczącego więziennictwa w Polsce, rozumiem, że to jest jeden z najbardziej palących problemów. Osobiście<text:s/>uważam,<text:s/><text:soft-page-break/>że źle się stało, że w programie prac podzespołu, który w tej chwili obraduje, ten temat nie został wzięty pod uwagę. Jakoś umknął naszej uwadze. Ja skoncentruję się zatem tylko na problematyce pracy więźniów.</text:p>
      <text:p text:style-name="P29">Trzeba powiedzieć, że więźniowie, którzy pracują, nie korzystają ze statusu pracowniczego, nie mają uprawnień do urlopu wypoczynkowego, nie mają stażu pracy, który uzasadnia w przyszłości uprawnienie emerytalno-rentowe, a także nie mają przywilejów związanych z okresami zatrudnienia.</text:p>
      <text:p text:style-name="P30">Przepisy prawa peniten<text:span text:style-name="T31">cj</text:span>arnego eksponują obowiązek pracy skazanego. Art. 80 § 2 kodeksu karnego, art. 47 kodeksu karnego wykonawczego, § 64 ust. 1 regulaminu wykonywania kary pozbawienia wolności z 1974 r., regulamin - nawiasem mówiąc - tymczasowy, szereg jest postanowień, które mogą budzi<text:span text:style-name="T32">ć</text:span><text:s/>wątpliwości, ja nie chcę się zatrzymywać w szczegółach, tylko tak na marginesie swoich uwag wspomnę, że zgodnie z zarządzeniem 12 dyrektora CZZK z 1977 r. naczelnik zakładu karnego może zezwolić na pod<text:span text:style-name="T33">ej</text:span>mowanie<text:s/><text:span text:style-name="T34">i</text:span>ndywidualnej pracy twórczej, to jest jeden z przykładów świadczących o tym, że więźniowie jako w cudzysłowie<text:s/>„pracownicy”<text:s/>są dyskryminowani, nie korzystają z pewnej wolności pracy.</text:p>
      <text:p text:style-name="P35">Zostały wydane wytyczne CZZK z lipca 1988 r. humanizujące wykonywanie kary pozbawienia wolności, ale nie ma wśród tych wytycznych zmian ani zapowiedzi zmian zbliżających przynajmniej de facto status pracującego więźnia do statusu pracownika pozost<text:span text:style-name="T36">aj</text:span>ącego pod ochroną prawa pracy.</text:p>
      <text:p text:style-name="P37">Trzeba powiedzieć, że jest to grupa ludzi, nie mała przecież grupa ludzi, którzy pozostają poza marginesem ochrony wynikającej z konwencji dotyczącej pracowników. Chodzi tutaj także m.in. o problem pracy przymusowej, jest konwencja 29, piąta bodaj, zasady zatrudniani<text:span text:style-name="T38">a</text:span><text:s/>więźniów, są anachroniczne i sprzeczne z resocjalizacyjnym celem pracy w zakładzie karnym.</text:p>
      <text:p text:style-name="P39">Myślę, że wypada zwrócić uwagę na konieczność dostosowania tego statusu pracujących więźniów do przepisów prawa pracy, niestety, w tym zakresie nie zapowiadają się żadne istotne zmiany. Komisja ds. Reformy Prawa Karnego pominęła ten problem całkowitym milczeniem, dodać wypada, że w tych założeniach reformy prawa karnego właściwie o statusie więźnia i o sytuacji w więziennictwie prawie nie ma mowy, jest tam ty<text:span text:style-name="T40">l</text:span>ko krótka wzmianka o konieczności określenia liczby miejsc w zakładach karnych, o nieprzekraczalności maksymalnej liczby miejsc ustalonej np. na okres 5-letni. Natomiast nie przewiduje się przynajmniej według założeń reformy prawa karnego istotnych zmian.</text:p>
      <text:p text:style-name="P41">Dodam, że również Komisja ds. Reformy Prawa Pracy nie wzięła pod uwagę tego problemu bardzo istotnego. Natomiast stanął ten problem na jednym z posiedzeń Rady Społeczno- Gospodarczej, Rada ta właśnie w opinii z 1 grudnia 1988 r. zwróciła uwagę na konieczność uregulowania tego zagadnienia.</text:p>
      <text:p text:style-name="P42">Szczęśliwie także Rzecznik Praw Obywatel<text:span text:style-name="T43">sk</text:span>ich zwrócił, pani prof. Ewa Łętowska zwróciła uwagę na konieczność uregulowania sytuacji w więziennictwie. Ja mam przed sobą dokument dotyczący kobiet skazanych, wstrząsający<text:s/><text:span text:style-name="T44">w</text:span><text:s/>swojej wymowie, nie będę go tutaj odczytywał, choćby dlatego,<text:s/>że<text:s/>materia,<text:s/>która<text:s/><text:span text:style-name="T45">w</text:span><text:s/>tym dokumencie została zawarta, wykracza już poza temat, który zakreśliłem sobie w tym głosie, powiedzmy w dyskusji<text:span text:style-name="T46">.</text:span><text:s/>Miałem zają<text:span text:style-name="T47">ć</text:span><text:s/>się tylko pracą więźniów, natomiast w dokumencie pani prof. Ewy Łętowskiej jest mowa o różnych<text:s/><text:span text:style-name="T48">-</text:span><text:s/>mówiąc delikatnie - niedogodnościach pracy osób skazanych, w tym zwłaszcza kobiet. Ja zgodnie z życzeniem pana przewodniczącego, głos jako wypowiedź, która jak mi się wydaje, zasługuje na uwzg<text:span text:style-name="T49">lę</text:span>dnienie w protokole, rozumiem, że w dyskusji pan profesor, przewodniczący nad tym tematem nie przewiduje.</text:p>
      <text:soft-page-break/>
      <text:p text:style-name="P50">Dziękuję za uwagę.</text:p>
      <text:p text:style-name="P51"><text:span text:style-name="T52">Przewodniczący</text:span>:</text:p>
      <text:p text:style-name="P53">Dziękuję bardzo. Proszę bardzo.</text:p>
      <text:p text:style-name="P54"><text:span text:style-name="T55">Minister Łukasz Balcer</text:span>:</text:p>
      <text:p text:style-name="P56">...na pierwszym posiedzeniu przedłożyłem propozycję dyskusji również nie tylko o prawie karnym, materialnym i procesowym, ale w sprawach dotyczących kodeksu karnego wykroczeń, wykonawczego. Przedłożyłem projekt założeń, projekty tymczasowego regulaminu wykonywania kary pozbawienia wolności, tymczasowego aresztu i przez tyle dni obrad nie było czasu o tym rozmawiać.</text:p>
      <text:p text:style-name="P57">Jedyna sprawa, która została wczoraj omówiona, ale nie z inicjatywy naszego podzespołu, tylko zespołu pani prof. Kur<text:span text:style-name="T58">at</text:span>owskie<text:span text:style-name="T59">j</text:span>, i została uwzględniona. I wprawdzie pan prof. mówi, że tylko chciałby mówić o sprawach pracy więźniów, ale o kobietach też pan mówił. I to ma być jednostronne oświadczenie w protokole.</text:p>
      <text:p text:style-name="P60">Jeśli<text:s/><text:span text:style-name="T61">t</text:span>ak, to ja chciałbym poprosić o umożliwienie oświadczenia dzisiaj lub na kolejnym posiedzeniu, bo nie<text:s/>widzę dzisiaj możliwości zakończenia, dyskusji w tej sprawie, umożliwienia stronie rządowej złożenia oświadczenia też w tej sprawie. Bo to już musi być zasada parytetu. Ja nie sądziłem, że dzisiaj będą sprawy merytoryczne. Przecież był wczoraj dyrektor Soroka i można było te sprawy omawiać. No więc teraz jak jest jedno oświadczenie, to przyznacie państwo, że nie może być sytuacji, że my nie będziemy mieli możliwości do złożenia oświadczenia, bo jeśli tylko na tym ma sprawa polegać, że mają być w protokole te sprawy.</text:p>
      <text:p text:style-name="P62">Poza tym chciałem powiedzieć, że nie jest tak, panie profesorze, jak pan mówi. I w sprawach pracy więźniów jest sporo do zrobienia, ale są pewne rzeczy rozstrzygnięte i niektóre prace są w toku. Podobnie w sprawie pracy kobiet. Tak że nie chciałbym przyjąć takiej formuły, że pani prof. Łętowska złożyła pewien dokument, my nie mamy do tego stosunku, nie reagujemy, nie rozwiązuje się pewnych spraw. Byłoby to niesłuszne i nieprawdziwe odzwiercied<text:span text:style-name="T63">le</text:span>nie faktu. No, proszę wybaczyć, zaskoczył pan tak daleko idącym wnioskiem.</text:p>
      <text:p text:style-name="P64">Albo dzisiaj po południu<text:s/>poproszę<text:s/>jeszcze przedstawicieli specjalistów w tej sprawie, i uzupełnię, gdzieś na godz. 17 - 18, i zaczniemy dyskusję.</text:p>
      <text:p text:style-name="P65"><text:span text:style-name="T66">Przewodniczący</text:span>:</text:p>
      <text:p text:style-name="P67">Dziękuję. No, ja nie chciałem wywoływać dyskusji, pan profesor, który nie mógł brać w naszych obradach udziału bardzo długo, a jest spe<text:span text:style-name="T68">cj</text:span>alistą prawa pracy, chciał tę kwestię przynajmniej postawić, bo oczywiście, my w pełni<text:s/>przyzna<text:span text:style-name="T69">je</text:span>my, że pan minister przedłożył nam projekty regulaminów dotyczących wykonania i aresztu tymczasowego, i kary pozbawienia wolności, i myśmy się ograniczyli do skierowania na konferencję pana doc. Szymanowskiego, na konferencję poświęconą tej sprawie. Tu oczywiście w pełni to przyzna<text:span text:style-name="T70">je.</text:span></text:p>
      <text:p text:style-name="P71"><text:span text:style-name="T72">Minister Łukasz Balcer</text:span>:</text:p>
      <text:p text:style-name="P73">...chcemy zapewnić więźniom, którzy pracują, w okr<text:span text:style-name="T74">e</text:span>sie kiedy wykonują karę pozbawienia wolności, to ten okres zaliczany byłby do ich stażu pracy, żeby zdobywali uprawnienia emerytalne. Ale to są rzeczy znane. Doc. Szymanowski jest współautorem, a nie uczestnikiem, współautorem tych projektów regulaminów. 21 - 22 jest ostatnia konferencja w Radzie Ministrów, otrzymałem opinię Prezydium Komisji<text:s/><text:soft-page-break/>Kody<text:span text:style-name="T75">fi</text:span>kacyjnej Prawa Karnego ze wszystkimi instytutami, naukowcami, również członkami<text:s/>„Solidarności”,<text:s/>penitencjarystami, została sprawa uzgodniona. 3-dniowa konferencja w tej sprawie w Popowie była, zdanie po zdaniu omówione w ram<text:span text:style-name="T76">a</text:span>ch KKW stwierdzono, nic więcej się nie zrobi. I są w związku z tym propozycje dalej idące, po zmianie kodeksu.</text:p>
      <text:p text:style-name="P77">Nie mogę przyjąć takiego oświadczenia, m<text:span text:style-name="T78">a</text:span>m propozy<text:span text:style-name="T79">cj</text:span>ę, bo jeśli to ma<text:s/><text:span text:style-name="T80">b</text:span>yć w protokole, to byłoby jednostronne oświadczenie i jak każde jednostronne, muszę powiedzieć, 5 - 6, o której państwo chcecie, gotowi jesteśmy podjąć rozmowy.</text:p>
      <text:p text:style-name="P81">Albo w poniedziałek.</text:p>
      <text:p text:style-name="P82"><text:span text:style-name="T83">Przewodniczący</text:span>:</text:p>
      <text:p text:style-name="P84">Pan prof. Zieliński.</text:p>
      <text:p text:style-name="P85"><text:span text:style-name="T86">Prof. Tadeusz Zieliński</text:span>:</text:p>
      <text:p text:style-name="P87">Ja oczywiście nie będę się merytorycznie oświadczał, ale chciałem zauważyć, że w moim wystąpieniu nie było absolutnie żadnych zarzutów pod adresem organów, które przygotowują projekty. Sądzę, że oświadczenie pana ministra mogłoby zamkną<text:span text:style-name="T88">ć</text:span><text:s/>sprawę nad tym problemem. Bo cóż, ja przedstawiłem prob<text:span text:style-name="T89">le</text:span>m, który istnie<text:span text:style-name="T90">je</text:span><text:s/>z punktu widzenia prawa pracy i według stanu aktualnie obowiązującego. Faktem jest, ż<text:span text:style-name="T91">e</text:span><text:s/>więźniowie nie korzystają ze statusu pracowniczego.</text:p>
      <text:p text:style-name="P92">Pan minister oświadcza i jest mi to zresztą wiadome, że różne prace są podejmowane w kierunku uregulowania tego zagadnienia, może nie w taki sposób, jakbym ja osobiście sobie jako specjalista prawa pracy życz<text:span text:style-name="T93">y</text:span>ł, jak bym oczekiwał, że więźniowie otrzymają jednak w jakimś zakresie przynajmniej ten status pracowniczy. Czy w tym kierunku idą prace, nie wiem<text:span text:style-name="T94">.</text:span><text:s/>O ile wiem, to tutaj zmiany mają być stosunkowo niewielkie, jeśli chodzi o ten problem. Natomiast chodzi o sprawę warunków pracy więźniów, to rzeczywiście jakieś prace na ten temat się odbywają i myślę, że tutaj dyskusja szczegółowa nad tymi wszystkimi problemami byłaby niecelowa. Nie sądzę, żeby się dało załatwić ten problem w ciągu jednego posiedzenia dzisiaj popołudniowego.</text:p>
      <text:p text:style-name="P95">Ale sądzę, że oświadczenie pana ministra zamyka całą sprawę, po prostu zespół tutaj obecny może uznać sprawę za niegodną dyskus<text:span text:style-name="T96">ji</text:span><text:s/>w tej chwili i mamy sprawę załatwioną. Zarzutów tu się nie stawia pod adresem władz, które problemem się interesują, no konstatuję, no pan minister przyzna, no, przecież więzień nie ma statusu pracowniczego, prawda?<text:s/><text:span text:style-name="T97">I</text:span><text:s/>ten problem wymaga uregulowania. Cieszę się, że to jest dostrzegane. A że to jest dostrzegane, także przez resort sprawiedliwości i to zanim rozpo<text:span text:style-name="T98">c</text:span>zęły się obrady<text:s/>„okrągłego stołu”. Ja osobiście bym tutaj wnosił, żeby sprawą się dzisiaj nie zajmować, jeżeli naturalnie większość z państwa dyskutantów dojdzie do tego przekonania.</text:p>
      <text:p text:style-name="P99">Problem jest i o nim wspomnieć należało, tak mi się wydawało. Dziękuję uprzejmie.</text:p>
      <text:p text:style-name="P100"><text:span text:style-name="T101">Przewodniczący</text:span>:</text:p>
      <text:p text:style-name="P102">.<text:span text:style-name="T103">.</text:span>.ale rzeczywiście byliśmy ze strony pana ministra zapraszani do dyskusji na ten temat i było naszą decyzją nie podejmować szczegółowych rozważań nad regulaminem.</text:p>
      <text:p text:style-name="P104">Proszę Państwa!</text:p>
      <text:p text:style-name="P105"><text:span text:style-name="T106">Minister Łukasz Balcer</text:span>:</text:p>
      <text:p text:style-name="P107">...rozważyć wiążącą się z podzespołem, w którym pan profesor uczestniczy, to<text:s/><text:span text:style-name="T108">je</text:span>st sprawa, o której mówiłem już,<text:s/><text:span text:style-name="T109">p</text:span>anu profesorowi wczoraj, tak się dzieje z najlepszej chęci i szlachetnych intencji, że sprawa,<text:s/><text:soft-page-break/>którą my omawiamy, my podejmujemy ustalenia, na innych podzespołach też są ustalenia. Dotyczy to poszerzenia kognicji sądów.</text:p>
      <text:p text:style-name="P110">Ja się o tym dowiaduję, państwa, z telewizji, nie mamy koordynacji, to wspólnie, jest to pewien mankament. Proszę państwa, ale praktyczne to ma skutki, bo jeśli tak będziemy, jak to się w tej chwili dzieje, i rząd, no muszę przyznać, w tych inicjatywach różnorakich, nawet takich, których ja nigdy nie oponowałem, prawo o stowarzyszeniach, związek zawodowy rolników indywidualnych, a i teraz te sprawy ja nie wiem, jak one w praktyce są, telewizja podaje to<text:s/>w<text:s/><text:span text:style-name="T111">fo</text:span>rmie takiej nieprecyzyjne<text:span text:style-name="T112">j,</text:span><text:s/>no nazwę odszkodowawcze sprawy górnicze, takim hasłem, chociaż jest to nieprecyzyjne s<text:span text:style-name="T113">fo</text:span>rmu<text:span text:style-name="T114">łow</text:span>anie, jaki zakres, podano kilkanaście tysięcy spraw<text:span text:style-name="T115">.<text:s/></text:span>Nawet gdyby tyle nie było,<text:s/><text:span text:style-name="T116">no przecież te odszkodowawcze</text:span><text:s/>górnicze sprawy są głównie na obszarach, gdzie jest górnictwo węgla kamiennego, trochę brunatnego, bo to skalne i inne tam, w mniejszym zakresie, to będzie znowu obciążenie trzech województw praktycznie.</text:p>
      <text:p text:style-name="P117">Najgorsze, że my się tu wypowiadamy w sprawie sądów gos<text:span text:style-name="T118">po</text:span>dar<text:span text:style-name="T119">cz</text:span>ych, prawa stowarzyszeń, a takie kwestie nam poszerzają, i ani państwo nie wiecie ani ja nie wiem. Wnioskiem nie kończę, ale brońmy się przed tym, bo wówczas możemy mieć taką sytuację, że do sądu będą przychodziły sprawy, które będą zalegały, sprawy<text:span text:style-name="T120">,</text:span><text:s/>które nigdy sprawami sądowymi nie były lub rzadko były we wszystkich systemach prawnych i właściwie jaka szybkoś<text:span text:style-name="T121">ć</text:span><text:s/>postępowania, potem jaka jakość orzecznictwa i kto będzie skutki tego ponosił? Społeczeństwo.</text:p>
      <text:p text:style-name="P122">Taki apel, gdzie można, uratujmy to jeszcze. Tam, gdzie ktoś jest w podzespołach i ma możliwość i taką szansę. Nie przesądzać zwłaszcza terminów, nawet gdyby to było słuszne, bo wtenczas w krótkim czasie,<text:s/><text:span text:style-name="T123">ja</text:span><text:s/>państwu mówiłem, jestem gotów wyliczyć milion spraw w ciągu dwóch lat, jeśli te wszystkie wnioski będą uwzględnione. To jest wzrost ponad 33%. Przy tej ilości sędziów, budynkach, orzecznictwie i stanie kadry administracyjn<text:span text:style-name="T124">ej.</text:span><text:s/>Przecież to trzeba podchodzić z du<text:span text:style-name="T125">ż</text:span>ą odpowiedzialnością.</text:p>
      <text:p text:style-name="P126">Dlatego to co usłyszałem, pan profesor mnie trochę uspokoił, ale mówię, coś w tym jest...</text:p>
      <text:p text:style-name="P127"><text:span text:style-name="T128">Prof. Tadeusz Zieliński</text:span>:</text:p>
      <text:p text:style-name="P129">Ja rzeczywiście w kuluarach rozmawiałem z panem ministrem, który pytał, jak została załatwiona sprawa odszkodowań jednorazowych z tytułu wypadków przy pracy. Pan minister opierał się na wypowiedzi mecenasa Piotrowskiego z telewizji, która była może niezbyt ścisła, ja pragnę wyjaśnić, że właściwie wiążących decyzji w tej sprawie w podzespole górniczym nie było. Była pewna propozycja uregulowania bardzo istotnego problemu, który wyłonił się szczególnie na terenach górniczych, i strajkujący górnicy podnosili ten prob<text:span text:style-name="T130">l</text:span>em, urealnienia wysokości odszkodowań<text:s/><text:span text:style-name="T131">je</text:span>dnor<text:span text:style-name="T132">az</text:span>owych. No więc po prostu podzespół górniczy ten problem postawił i sprawa oczywiście będzie wymagała załatwienia w trybie ustawowym.</text:p>
      <text:p text:style-name="P133">Jest pewna propozycja i nie przesądzająca sprawy, ja rozumiem, że dla wymiaru sprawiedliwości nagle byłoby to duże obciążenie, no ale to jest sprawa ot<text:span text:style-name="T134">w</text:span>arta, panie ministrze. Ona nie<text:s/><text:span text:style-name="T135">je</text:span>st załatwiona, przecież na zespole górniczym wyraźnie powiedziano, że to jest pewien impuls ustawodawczy, który nie przesądza sprawy. Sprawa zresztą wymaga generalnego rozwiązania, bo nie można ustalić odszkodowań jednorazowych dla górników na odmiennych zasadach ni<text:span text:style-name="T136">ż</text:span><text:s/>to się dzieje w ogóle w gospodarce. Dziękuję.</text:p>
      <text:p text:style-name="P137"><text:span text:style-name="T138">Przewodniczący</text:span>:</text:p>
      <text:p text:style-name="P139">Dziękuję. Pan Romaszewski.</text:p>
      <text:p text:style-name="P140"><text:span text:style-name="T141">P. Zbigniew Romaszewski</text:span>:</text:p>
      <text:soft-page-break/>
      <text:p text:style-name="P142">Panie Ministrze! Ja chciałem na jedną rzecz zwróci<text:span text:style-name="T143">ć<text:s/></text:span>uwagę, że my troszeczkę sami, że tak powiem, też jesteśmy<text:s/>temu winni, na<text:s/>przykład na naszym stole stanął problem np., który<text:s/><text:span text:style-name="T144">ż</text:span>eśmy<text:span text:style-name="T145"><text:s/></text:span>umownie nazywali problemem rehabi<text:span text:style-name="T146">li</text:span>ta<text:span text:style-name="T147">cj</text:span>i, na<text:s/>„stole pluralizmu związkowego”<text:s/>staje problem represji związanych z zatrudnieniem, z przywróceniem do pracy, ze zmianą charakteru wypowiedzenia i my najczęściej słyszymy na to odpowiedź, że będziemy tę sprawy rozważali indywidualnie. Nie przewidujemy generalnych rozwiązań.</text:p>
      <text:p text:style-name="P148">Panie Ministrze! Jeżeli my w tym k<text:span text:style-name="T149">ie</text:span>ru<text:span text:style-name="T150">nk</text:span>u pójdziemy, to ja jeszcze mogę zapowiedzieć, że np. w sprawie art., zmianą charakteru wypowiedzenia i przywróceń do pracy nie będzie generalnych jakichś ustaleń, to sądy dostaną jeszcze następnie ileś rewizji nadzwycza<text:span text:style-name="T151">jn</text:span>ych, wniesionych przez naszego przewodniczącego związku, w sprawach indywidualnych. No więc to takie są tego koszty, tych decyzji.</text:p>
      <text:p text:style-name="P152"><text:span text:style-name="T153">P</text:span><text:span text:style-name="T154">rzew</text:span><text:span text:style-name="T155">odnicząc</text:span><text:span text:style-name="T156">y</text:span>:</text:p>
      <text:p text:style-name="P157">Dziękuję. No, proszę państwa, myślę, żeśmy już wszystkie te sprawy, które miały być, czy nie musiały, ale mogły być omówione - omówili, a teraz proponuję już przejście do dzisiejszego, do celu dzisiejszego spotkania.</text:p>
      <text:p text:style-name="P158">Tutaj nasza stro<text:span text:style-name="T159">n</text:span>a przygotowała taką część polegającą na opisie tych postulatów, które wysunęliśmy i chyba to w tej chwili w tej części, która dzisia<text:span text:style-name="T160">j</text:span><text:s/>jest przedmiotem naszych uzgodnień to miało być pierwszą częścią.</text:p>
      <text:p text:style-name="P161">Następnie, jak rozumiem, państwo niewątpliwie przygotowali taki dokument, który byłby dalszą częścią tego opracowania, no i żeby się potoczyła. Z tym, że wobec tego, że jeszcze my nie mamy jasności jak będzie wyglądać sprawa wprowadzenia do Konstytucji tych zmian, które wynikają<text:s/><text:span text:style-name="T162">z</text:span><text:s/>naszych ustaleń odnośnie sądownictwa, to może dobrze byłoby tę rze<text:span text:style-name="T163">c</text:span>z zakończyć.</text:p>
      <text:p text:style-name="P164"><text:span text:style-name="T165">Minister Łukasz Balcer</text:span>:</text:p>
      <text:p text:style-name="P166">Proponuję zapis, który miał miejsce dotychczas, znaczy niezależność sądów w związku z tym, znaczy bez wskazania litery a, b, d, do rozwiązań w obecnej kadencji, tylko formuła niezwłoczne uchylenie lub zmiana przepisów, tak jak było to pierwotnie<text:span text:style-name="T167">.</text:span></text:p>
      <text:p text:style-name="P168">I chcę powiedzieć, że projekt jest w Sejmie, zostanie rozesłany w najbliższym czasie posłom. Jak podpiszemy to, to i pan, panie profesorze i ja, niezależnie od zapisu, musimy szybko skierować te sprawy do dodatkowych uzupełnień, bo tam dzień i noc się pracuje nad tym tekstem.</text:p>
      <text:p text:style-name="P169">Dlatego proponuję bez litery<text:s/>„a”,<text:s/>„b”,<text:s/>„d”, s<text:span text:style-name="T170">fo</text:span>rmułowanie takie jakie myśmy pierwotnie uzgodnili. Wszystko w trybie niezwłocznym. Natychmiast po podpisaniu co się da realizować.</text:p>
      <text:p text:style-name="P171"><text:span text:style-name="T172">Przewodniczący</text:span>:</text:p>
      <text:p text:style-name="P173">Panie Ministrz<text:span text:style-name="T174">e</text:span>! Jeżeli ta niezwłoczność nie obejmie natychmiastowych zmian, które są już wprowadzane, to ta niezwłoczność sprowadzi się do odsunięcia zmian Konstytucji na kilka lat, bo nie przypuszczam, żeby przed 199<text:span text:style-name="T175">1</text:span><text:s/>rokiem nowa Konstytucja weszła w życie, a czy jest przewidywane jej dalsze nowelizowanie powiedzmy w ciągu najbliższych miesięcy? Boję się, że nie.</text:p>
      <text:p text:style-name="P176"><text:span text:style-name="T177">/</text:span>Wypowiedź ministra Balcera poza zasięgiem mikrofonu/.</text:p>
      <text:p text:style-name="P178">Proszę bardzo, kto w tej sprawie chciałby zabrać głos?</text:p>
      <text:p text:style-name="P179"><text:span text:style-name="T180">P. Ciemniewski Jerzy</text:span>:</text:p>
      <text:p text:style-name="P181">Ja jestem za tym, żeby nasza strona wprowadziła wyraźną uwagę dotyczącą wniosku o zmianę<text:s/><text:soft-page-break/>Konstytucji w tej kadencji w tej części<text:span text:style-name="T182">,</text:span><text:s/>to znaczy<text:s/>„a”,<text:s/>„b”, i<text:s/>„d”.</text:p>
      <text:p text:style-name="P183"><text:span text:style-name="T184">Pr</text:span><text:span text:style-name="T185">z</text:span><text:span text:style-name="T186">ewodniczący</text:span>:</text:p>
      <text:p text:style-name="P187">O ile rozumiem, mielibyśmy tutaj tę pierwszą część zakończoną, prawda? Czy ktoś z państwa ma jakieś uwagi jeszcze? To by się kończyło tym oświadczeniem i to byłoby chyba wszystko.</text:p>
      <text:p text:style-name="P188"><text:span text:style-name="T189">Minister Zofia Wasilkowska</text:span>:</text:p>
      <text:p text:style-name="P190">Ja chciałam jeszcze takie dwie sprawy poruszyć, mianowicie chodzi mi o te załączniki. W załączniku nr 2 w punkcie 2 jest powiedziane, skład KRS, Krajowej Rady Sądownictwa powoływane na określoną kadencję. Te słowa powoływane na określoną kadencję i tych słów nie było w poprzednim tekście. One zostały tutaj dołączone, ale wydaje mi się, że chyba niesłusznie dlatego, że jakkolwiek ludzie, którzy będą wchodzi<text:span text:style-name="T191">ć</text:span><text:s/>w skład tej Krajowej Rady Sądownictwa to znaczy zarówno sędziowie, jak i posłowie, będą się zapewne zmieniać, to jednak sama instytucja jako taka, zwłaszcza jak żeśmy to powiedzieli w punkcie na stronie pierwszej w punkcie.</text:p>
      <text:p text:style-name="P192"><text:span text:style-name="T193">Przewodniczący</text:span>:</text:p>
      <text:p text:style-name="P194">Nie, nie, to jest chyba tylko ten fragment w złym miejscu umieszczony. Ja myślę, że to jest tylko redakcyjna, to nie jest żadna merytoryczna kwestia.</text:p>
      <text:p text:style-name="P195"><text:span text:style-name="T196">Minister Zofia Wasilkowska</text:span>:</text:p>
      <text:p text:style-name="P197">Po prostu skreślić t<text:span text:style-name="T198">e</text:span><text:s/>s<text:span text:style-name="T199">ł</text:span>ow<text:span text:style-name="T200">a</text:span>.</text:p>
      <text:p text:style-name="P201"><text:span text:style-name="T202">Pr</text:span><text:span text:style-name="T203">ze</text:span><text:span text:style-name="T204">wodni</text:span><text:span text:style-name="T205">cz</text:span><text:span text:style-name="T206">ący</text:span>:</text:p>
      <text:p text:style-name="P207">Jeżeli wolno, to mnie się wydaje, że to stylistycznie to powinno być tak, w skład KRS wchodzą przewodniczący Rady Państwa, jako jej przewodniczący, Minister Sprawiedliwości jako wiceprzewodniczący. Prezes Sądu Najwyższego i Prezes NSA oraz powoływani na okres kadencji posłowie, sędziowie itd., bo przecież to ich może dotyczyć, bo przecież minister nie jest powoływany na okres kadencji i nie będzie wchodził do KRS na okres kadencji. To samo prezes. To dotyczy składu, a nie Rady, to jest chyba stylistyczna. Poprawmy to po prostu.</text:p>
      <text:p text:style-name="P208"><text:span text:style-name="T209">Minister Zofia Wasilkowska</text:span>:</text:p>
      <text:p text:style-name="P210">Uwaga druga dotyczy załącznika nr 3. Mianowicie tutaj jest mowa tylko o prezesach i wiceprezesach.</text:p>
      <text:p text:style-name="P211"><text:span text:style-name="T212">Przewodniczący</text:span>:</text:p>
      <text:p text:style-name="P213">Pani Minister! Wykreślamy to powoływani na określoną kadencję, tak?</text:p>
      <text:p text:style-name="P214"><text:span text:style-name="T215">Minister Zofia Wasilkowska</text:span>:</text:p>
      <text:p text:style-name="P216">Tak jest, wykreślamy te słowa. A natomiast jeżeli chodzi o załącznik nr<text:s/><text:span text:style-name="T217">3</text:span>, to on, zresztą tak jak i poprzednio, dotyczy tylko prezesów i wiceprezesów sądu wo<text:span text:style-name="T218">je</text:span>wódzkiego i sądu rejonowego. Myśmy tu ju<text:span text:style-name="T219">ż</text:span><text:s/>mówili o tym, że powinien ten załącznik objąć również prezesów Sądu Najwyższego i NSA.</text:p>
      <text:p text:style-name="P220"><text:span text:style-name="T221">Ob. Rajmund Cha</text:span><text:span text:style-name="T222">jn</text:span><text:span text:style-name="T223">eta</text:span>:</text:p>
      <text:p text:style-name="P224">Przepraszam, że się wtrącam, ale myśmy tego o tyle świadomie nie ro<text:span text:style-name="T225">zs</text:span>trzygnę<text:span text:style-name="T226">li,</text:span><text:s/>że były propozycje powoływania prezesów przez Sejm, tak że ja myślę, że tego już nie ruszajmy, zostawmy to, tak że to już.</text:p>
      <text:p text:style-name="P227"><text:span text:style-name="T228">Minister Zofia Wasilkowska</text:span>:</text:p>
      <text:p text:style-name="P229">Ale tym bardziej, gdyby mieli być przez Sejm czy Senat, bo mnie się na przykład wydaje, tak na marginesie, że jeżeli to bardziej właściwym byłby nawet może Senat, niż Sejm, jeżeli się już przewiduje taką instytucję, to tym bardziej musiałoby znaleźć się w tym zapisie, bo to by też powinno znaleźć się w<text:s/><text:soft-page-break/>zmianach konstytucyjnych.</text:p>
      <text:p text:style-name="P230"><text:span text:style-name="T231">Przewodniczący</text:span>:</text:p>
      <text:p text:style-name="P232">Przepraszam, że się wtrącę. Jest osobny zespół, który zajmuje się Senatem. Jest osobny zespół, tak że my nie możemy tutaj w to ingerować, bo oni określają uprawnienia Senatu, Sejmu, Prezydenta. Tak że to proponuję nie i teraz byśmy chyba przeszli do. Na stronie 3, po punkcie<text:s/>„Ł, od akapitu.</text:p>
      <text:p text:style-name="P233"><text:span text:style-name="T234">P. Chajneta Rajmund</text:span>:</text:p>
      <text:p text:style-name="P235">Chajne<text:span text:style-name="T236">t</text:span>a moje nazwisko. Panie profesorze, jest jeszcze kwestia do punktu tego pierwszego, wczoraj przedstawiona, dotycząca poddania więziennej służby zdrowia kontroli zawodowej i społecznej. Jest to jak gdyby uzgodnienie tego zagadnienia i właśnie teraz jest problem gdzie, w k<text:span text:style-name="T237">t</text:span>órym miejscu tego protokołu to umieści<text:span text:style-name="T238">ć</text:span>. Czy jako punkt drugi uzgodnień, bo to by pasowało teraz jako punkt drugi uzgodnień. Jako osobny punkt drugi w punkcie pierwszym tym rzymskim.</text:p>
      <text:p text:style-name="P239"><text:span text:style-name="T240">Przewodniczący</text:span>:</text:p>
      <text:p text:style-name="P241">Pr<text:span text:style-name="T242">os</text:span>zę bardzo, panie prokura<text:span text:style-name="T243">torz</text:span>e.</text:p>
      <text:p text:style-name="P244"><text:span text:style-name="T245">Prokurator Hipolit Starszak</text:span>:</text:p>
      <text:p text:style-name="P246">Panie Profesorze! Czy ta wstawka, nazwijmy to, jest tutaj zdanie, o którym nie wiem nic, prosiłbym o wyjaśnienie. Projekt, który w tej chwili jest w Sejmie, zawiera propozycję uregulowań sprzecznych z tymi ustaleniami, które są w punkcie pierwszym jak rozumiem, no i jest jakaś kwalifikacja tego, mianowicie ja wiem, że wasza, ale dokument wspólny przecież, prawda? Podważa to wiarygodność uzgodnień dotyczących nieza<text:span text:style-name="T247">le</text:span>żności sądów oraz niezawisłości sędziowskiej<text:span text:style-name="T248">.</text:span><text:s/>Ja nie wiem nic o tych propozycjach, a zwłaszcza, że są one sprzeczne. Gdyby państwo zechcie<text:span text:style-name="T249">li</text:span><text:s/>coś o tym powiedzieć.</text:p>
      <text:p text:style-name="P250"><text:span text:style-name="T251">Przewodniczący</text:span>:</text:p>
      <text:p text:style-name="P252">Oczywiście, panu prokuratorowi należy się informacja, znany nam jest, oczywiście, wszystkim nam, znany jest nam projekt, który poszedł do Sejmu.<text:s/><text:span text:style-name="T253">W</text:span><text:s/>tym projekcie przewiduje się jedynie wykreślenie przepisu, który mówi o kadencyjności sędziów Sądu Najwyższego, natomiast przekazuje się Prezydentowi prawo powoływania sędziów. No, wobec tego, że Prezydent powinien powoływa<text:span text:style-name="T254">ć</text:span><text:s/>sędziów na wniosek Krajowej Komisji Sądownictwa, to<text:s/><text:span text:style-name="T255">wyda</text:span>je się, że w ten sposób wprowadzenie tej Krajowej R<text:span text:style-name="T256">a</text:span>dy S<text:span text:style-name="T257">ąd</text:span>owniczej do Konstytucji byłoby jak najbardziej odpowiednie. Oczywiście biorąc pod uwagę sposoby regulacji działania innych organów o charak<text:span text:style-name="T258">t</text:span>erze centralnym, chociaż innej natury, jak Trybunał Konstytucyjny, jak Rada Stanu, Trybunał Stanu, oczywiście byłoby potrzebne określenie przynajmniej składu tej Krajowej Rady Sądownicz<text:span text:style-name="T259">ej</text:span>.</text:p>
      <text:p text:style-name="P260">To już jest może kwestia, którą by można było różnie rozstrzygać. No, do tego jeszcze dochodzi ten przepis o nieusuwalności sędziów, który znajduje się w większości konstytucji, był przez nas uzgodniony. Pan mec. Olszewski.</text:p>
      <text:p text:style-name="P261"><text:span text:style-name="T262">Mec. Jan Olszewski</text:span>:</text:p>
      <text:p text:style-name="P263"><text:span text:style-name="T264">J</text:span>a może tylko dla uzupełnienia tej informacji, mianowicie w projekcie skierowanym do Sejmu jest propozycja, aby a<text:span text:style-name="T265">rt</text:span>. 60 Konstytuc<text:span text:style-name="T266">ji</text:span><text:s/>brzmiał w ten sposób, że sędziowie są powoływani i odwoływani przez Prezydenta. Jest to oczywiście tek<text:span text:style-name="T267">s</text:span>t pozostający w sprzeczności z naszymi ustaleniami.</text:p>
      <text:p text:style-name="P268"><text:span text:style-name="T269">Prokurator Hipolit Starszak</text:span>:</text:p>
      <text:p text:style-name="P270">Opowiadam się za tym co zostało uzgodnione w tej części dotyczącej zapewnienia dodatkowych<text:s/><text:soft-page-break/>gwarancji niezawisłości sędziowskiej, tak że dla mnie nie ulega wątpliwości, że trafne jest to co zostało zapisane w punktach także a, b, d. Nie wiem nic natomiast o tym, że akurat ten projekt, teraz zdaje mi się, że wiem, że ten projekt takich rozwiązań nie zawier<text:span text:style-name="T271">a</text:span>. Jest tylko kwestia, czy zawierać w tym naszym dokumencie tekst, który trochę.<text:span text:style-name="T272">.</text:span>. projekt w końcu z Rady Państwa, który wyszedł, nad którym prace trwają. Wiadomo, z jakic<text:span text:style-name="T273">h</text:span><text:s/>powodów zostało to chyba napisane, tylko nadwątlony dość i niepełny w każdym razie formy. Ja zgłaszam tę wątpliwość, bo jeśli państwo chcecie, to oczywiście, można napisać jeszcze bardzo dziwne rzeczy o autorach różnego rodzaju dokumentów prawnych, także innych, ale myślę, że pewna elegancja może być też zachowana. Dziękuję.</text:p>
      <text:p text:style-name="P274"><text:span text:style-name="T275">Przewodniczący</text:span>:</text:p>
      <text:p text:style-name="P276">Pani prof. Zakrzewska.</text:p>
      <text:p text:style-name="P277"><text:span text:style-name="T278">Prof. Janina Zakrzewska</text:span>:</text:p>
      <text:p text:style-name="P279">Ja zgadzam się, że w obradach powinna panować pewna elegancja, dobre obyczaje. Nie chciałabym, żebyśmy się tutaj przerzucali charakterystykami. Mam dwie uwagi. Nie przypusz<text:span text:style-name="T280">cz</text:span>am, żeby było dobrym obyczajem wprowadzenie pewnych rokowań, nie zawiadamiając strony, z którą się te rokowania prowadzi, stwarzać fakty dokonane w postaci wnoszenia projektów ustaw do Sejmu, ja rozumiem, że mogą być wniesione i mam nadzieję, że będą wniesione autopoprawki, ale to dotyczy zresztą nie tylko naszego podzespołu<text:span text:style-name="T281">.</text:span><text:s/>Tutaj pan minister mówił, że nie powinniśmy być w<text:s/><text:span text:style-name="T282">z</text:span>włoce, ja się zgadzam z tym, ale na uspokojenie naszego sumienia mogę powiedzieć, że w innych zespołach, w których pracowałam, w których nie byliśmy w zwłoce, sytuacja była zupełnie taka sama, że uzgadniano pewne rzeczy, uzgodnione wyżej, i druga strona zachowywała się tak jak gdyby żadnych uzgodnień nie było.</text:p>
      <text:p text:style-name="P283">Mówię to tylko dlatego, że uważam rzeczywiście, ja się z panem prokuratorem zgadzam, że pewne dobre obyczaje, już nawet nie mówię o elegancji, powinny być zachowane.</text:p>
      <text:p text:style-name="P284">Już teraz druga uwaga, dotycząca tego tekstu, przecież bardzo wyraźnie mówimy, że my to tak uważamy, wcale nie proponujemy, żeby to wstawić do wspólnego uzgodnionego zapisu. Naszym zdaniem rzeczywiście ten projekt zawiera uregu<text:span text:style-name="T285">lo</text:span>wania, które są sprzeczne i dla nas no i jest to pewne podważenie, znaczy nie pewne, ale już chcę być delikatna, t<text:span text:style-name="T286">ej</text:span><text:s/>wiarygodności naszych obrad, bo jeżeli przez<text:s/><text:span text:style-name="T287">6</text:span><text:s/>tygodni toczą się obrady, i potem dowiadujemy się, z radia, prasy i telewizji, że wpłynęły pro<text:span text:style-name="T288">je</text:span>kty ustaw do Sejmu i od strony sejmowej dowiadujemy się jak te projekty brzmią i to w terminach, które wszystkie zostały przez naszą stronę zachowane, to wydaje mi się, że ten tekst jest jeszcze bardzo uprzejmy, je<text:span text:style-name="T289">ż</text:span>eli chodzi o naszą stronę i proponowałabym, żeby to było dla<text:s/><text:span text:style-name="T290">ja</text:span>sności<text:s/><text:span text:style-name="T291">s</text:span>ytuac<text:span text:style-name="T292">ji</text:span><text:s/>zachować.</text:p>
      <text:p text:style-name="P293">Z chwilą, kiedy - mam nadzieję - zostaną wprowadzone autopoprawki, dojdzie do tego porozumienia i uchwalony będzie pakiet, to oczywiście sytuacja będzie inna. Na dzień dzisiejszy jest dla naszej strony dość zaskakująca.</text:p>
      <text:p text:style-name="P294"><text:span text:style-name="T295">Minister Łukasz Ba</text:span><text:span text:style-name="T296">lc</text:span><text:span text:style-name="T297">er</text:span>:</text:p>
      <text:p text:style-name="P298">Przecież to jest jednostronne oświadczenie tylko w sprawie, w której myśmy jeszcze dokumentu nie stworzyli, bo jest projekt, więc trudno mówi<text:span text:style-name="T299">ć</text:span><text:s/>o sprzeczności uregulowań projektu, który jest już oficjalnie właściwie przedłożony w Sejmie w sprawach dokumentów, które dopiero tworzymy<text:span text:style-name="T300">.<text:s/></text:span>Jeszcze nigdzie on oficjalnie nie został przedstawiony. Więc w tym sensie to jest, ja rozumiem pana prokuratora,<text:s/><text:span text:style-name="T301">ż</text:span>e budzi pewne wątpliwości. Jest to jednostronne oświadczenie, a strona rządowa zastanowi się, czy też nie złoży<text:s/><text:soft-page-break/>oświadczenia i możemy przejść do następnych. Mam<text:span text:style-name="T302">y</text:span><text:s/>czas jeszcze, zastanowimy się.</text:p>
      <text:p text:style-name="P303"><text:span text:style-name="T304">Przewodnicząc</text:span><text:span text:style-name="T305">y</text:span>:</text:p>
      <text:p text:style-name="P306">Bardzo chętnie się wycofamy, jak te nasze propozycje dotyczące zmian Konstytucji, w tym niezbędnym, minimalnym zakresie, bo przecież o to tylko chodzi, zostaną uwzględnione. Natychmiast swoje oświadczenie wycofamy.</text:p>
      <text:p text:style-name="P307">Proszę państwa, to co, może przejdźmy do następnego punktu? Ja rozumiem, pan dyr. Chajneta słusznie nam zaproponował, żeby w drugiej kolejności te uzgodnienia dotyczące słu<text:span text:style-name="T308">ż</text:span>by więziennej były, służby zdrowia w więzieniach były, to mamy już wszystko poza sobą i teraz, to co, pan dyrektor przeczyta?</text:p>
      <text:p text:style-name="P309"><text:span text:style-name="T310">D</text:span><text:span text:style-name="T311">yr. Chajneta Rajmund</text:span>:</text:p>
      <text:p text:style-name="P312">Ten tekst wczoraj opracowany brzmi w ten sposób: uznając za niezbędne poddanie więziennej służby zdrowia kontroli zawodowej i<text:span text:style-name="T313"><text:s/></text:span>społeczne<text:span text:style-name="T314">j</text:span>, zespół rekomenduje, by:</text:p>
      <text:p text:style-name="P315">-<text:tab/>po pierwsz<text:span text:style-name="T316">e</text:span>, w regulaminie wykonywania kary pozbawienia wolności stworzone zostały możliwości szerokiego współdziałania w procesie reso<text:span text:style-name="T317">cj</text:span>alizacji skazanych instytucjom i organizacjom, których statuty przewidują niesienie pomocy osobom pozbawionym wolności, w tym również wglądu w działalnoś<text:span text:style-name="T318">ć</text:span><text:s/>więziennej służby zdrowia<text:span text:style-name="T319">.</text:span><text:s/></text:p>
      <text:p text:style-name="P320">-<text:tab/>i po drugie, więzienna służba zdrowia poddana została kontroli merytorycznej, sprawowanej przez powszechną służbę zdrowia oraz przez lekarskie samorządy zawodowe<text:span text:style-name="T321">.</text:span></text:p>
      <text:p text:style-name="P322">Taki został zapis opracow<text:span text:style-name="T323">an</text:span>y przez ten podzespół.</text:p>
      <text:p text:style-name="P324"><text:span text:style-name="T325">Ob. <text:s text:c="22"/></text:span><text:span text:style-name="T326">:</text:span></text:p>
      <text:p text:style-name="P327">Bardzo przepraszam, ja mam takie p<text:span text:style-name="T328">y</text:span>tanie, panie profesorze, czy tylko jest zapis instytucjom czy jest również organizacjom? Dziękuję bardzo.</text:p>
      <text:p text:style-name="P329"><text:span text:style-name="T330">P. Jadwiga Skórzewska</text:span><text:span text:style-name="T331">:</text:span></text:p>
      <text:p text:style-name="P332">Proszę Państwa! Jeżeli zostaje w tej takiej główce słowo<text:s/>„aby”<text:s/>albo<text:s/>„by”, to wtedy ten punkt drugi jest zupełnie niestylis<text:span text:style-name="T333">t</text:span>yczn<text:span text:style-name="T334">y</text:span>, w związku z czym proponuję,<text:s/><text:span text:style-name="T335">z</text:span>apis zrobi<text:span text:style-name="T336">ć</text:span><text:s/>taki<text:span text:style-name="T337">:</text:span><text:s/>3<text:span text:style-name="T338">.</text:span><text:s/>Uznając za niezbędne poddanie więziennej służby zdrowia kontroli zawodowej społecznej, zespół rekomenduje: a/ aby w regulaminie wykonywania kary - i dalszy ciąg bez zmian. Może<text:s/><text:span text:style-name="T339">z</text:span>ostać. Może jest trochę nieszczęśliwie w tym punkcie b/, myśmy chcieli tutaj zawrzeć taką sytuację nie została poddana, tylko zostaje, że to na pewno tak będzie, w sensie zostaje poddana, bowiem według informacji przekazanych przez pana dyrektora Sorokę, tak jest rzeczywiście poddana kontroli merytorycznej, tylko skoro się znalazł już taki jeden wypadek, a jak my wiemy, jednak kilka wypadków, ale to w tej chwili już nie ma takiego znaczenia, to chcielibyśmy takie stwierdzenie, że ta kontro<text:span text:style-name="T340">la</text:span><text:s/>na pewno jest. Może tu zmienić troszeczkę w tym punkcie, ale o takie stwierdzenie nam chodzi.</text:p>
      <text:p text:style-name="P341"><text:span text:style-name="T342">Przewodniczący</text:span>:</text:p>
      <text:p text:style-name="P343">Ja bym proponował, gdybyśmy poprosili pana prezesa o napisanie tego, bo to jednak jest najlepiej, jak to pan sam ręcznie zrobi.</text:p>
      <text:p text:style-name="P344"><text:span text:style-name="T345">Ob. <text:s text:c="22"/></text:span><text:span text:style-name="T346">:</text:span></text:p>
      <text:p text:style-name="P347">Jeśli państwo pozwolą, ja to przeczytam, dobrze? Więc po pierwsze, nazy<text:span text:style-name="T348">w</text:span>a się to punkt drugi, dwójka arabska. Uznając za niezbędne poddanie więziennej służby zdrowia kontroli zawodowej i społecznej, podzespół wyraża stanowisko, że: punkt a/ jest bez żadnych zmian, tak jak jest on napisany, punk b/<text:s/><text:soft-page-break/>więzienna służb<text:span text:style-name="T349">a</text:span><text:s/><text:span text:style-name="T350">z</text:span>drowia ma pod<text:span text:style-name="T351">le</text:span>gać kontroli merytorycznej sprawowanej przez powszechną służbę zdrow<text:span text:style-name="T352">i</text:span>a oraz przez lekarskie samorządy zawodowe<text:span text:style-name="T353">.</text:span><text:s/>To jest propozycja pana prezesa.</text:p>
      <text:p text:style-name="P354"><text:span text:style-name="T355">Przewodniczący</text:span>:</text:p>
      <text:p text:style-name="P356">Ja bym przekazał po prostu drugiej stronie.</text:p>
      <text:p text:style-name="P357"><text:span text:style-name="T358">P. Chajneta Rajmund</text:span>:</text:p>
      <text:p text:style-name="P359">Wydaje mi się,<text:s/><text:span text:style-name="T360">ż</text:span>e problem sprowadza się do tego, że coś nowego to będzie poddanie służby więziennej kontroli lekarskim samorządom, natomiast istnienie merytorycznej kontroli, tej zawodowej, istnieje, tak jak mamy tutaj stwierdzenia, w związku z czym w punkcie drugim nie ograniczyć tylko się i wyłącznie do poddania służby więziennej kontroli sprawowanej przez lekarskie samorządy zawodowe.</text:p>
      <text:p text:style-name="P361">Czyli taki zapis, proszę państwa, że zespół rekomenduje, aby więzienna służba zdrowia poddana została poza kontrolą merytoryczną, sprawowaną przez powszechną służbę zdrowia, także przez lekarskie samorządy zawodowe. Tak?</text:p>
      <text:p text:style-name="P362"><text:span text:style-name="T363">Przewodniczący</text:span><text:span text:style-name="T364">:</text:span></text:p>
      <text:p text:style-name="P365">Proszę państwa, ja proponuję, żebyśmy... to panowie sobie<text:s/>to potem wyegzekwują chyba już bez pozwu windykacyjnego. Teraz jakby miał wyglądać punkt następny? Ja myślę, że teraz powinno tutaj się znale<text:span text:style-name="T366">ź</text:span>ć jakiś punkt II /rzymski/, bo I uzgodniono na stanowisko w następujących sprawach, a punk I<text:span text:style-name="T367">I</text:span><text:s/>/rzymski/ strona solidarnościowo-opozycyjna proponowała niezwłoczne wprowadzenie zmian i to sobie by leciało dalej jako punkt II, dobrze, może być. To znaczy kwestie, które, ma pan rację, kwestie, które postanowiono przekazać do rozstrzygnięcia do Zespołu ds. Reform Politycznych i to idzie, to ze strony czwartej. Rozumiem, że ten II jest uzgodniony aż do punktu III. Bo czy to są kwestie, które postanowiono przekazać do rozstrzygnięcia?</text:p>
      <text:p text:style-name="P368"><text:span text:style-name="T369">Ob. <text:s text:c="22"/></text:span><text:span text:style-name="T370">:</text:span></text:p>
      <text:p text:style-name="P371">...tutaj jest, nie wiem czy wszyscy wykreślili, rozumiem, że strona rządowa zaproponowała, żeby w punkcie I akapit drugi zdanie brzmiało tak<text:span text:style-name="T372">:</text:span><text:s/>zdaniem strony koalicyjno-rządowej sędzia powinien pozostać pełnoprawnym członkiem organizacji politycznej<text:span text:style-name="T373">.</text:span><text:s/>To wczoraj skreśliliśmy ten akapit. Żebyśmy wszyscy mieli to samo<text:span text:style-name="T374">.</text:span><text:s/>Tylko to zdanie do końca.</text:p>
      <text:p text:style-name="P375"><text:span text:style-name="T376">Minister Łukasz Balcer</text:span>:</text:p>
      <text:p text:style-name="P377">Mam pytanie, w dniu wczorajszym pan prezes Chojnacki, przedstawiciel ZS<text:span text:style-name="T378">L,</text:span><text:s/>tutaj proponował te problemy partii i stronnictw politycznych przeredagować. Jakie to u nas stanowisko z<text:span text:style-name="T379">aj</text:span>miemy?<text:s/><text:span text:style-name="T380">W</text:span><text:s/>punkcie pierwszym<text:span text:style-name="T381">.</text:span><text:s/>Działaj jest pan sędzia, ale w miejsce pana Chojnackiego? Jak godność pana sędziego?</text:p>
      <text:p text:style-name="P382">/Głos z sali: .<text:span text:style-name="T383">..</text:span>Paprzycki/.</text:p>
      <text:p text:style-name="P384"><text:span text:style-name="T385">Prokurator Starszak Hipolit</text:span><text:span text:style-name="T386">:</text:span></text:p>
      <text:p text:style-name="P387">Rozważaliśmy wczoraj wyeliminowanie tego, tych słów poważny ten krok, ponieważ b<text:span text:style-name="T388">rz</text:span>miał on zanadto poetycko.</text:p>
      <text:p text:style-name="P389"><text:span text:style-name="T390">Pr</text:span><text:span text:style-name="T391">ze</text:span><text:span text:style-name="T392">wodniczący</text:span>:</text:p>
      <text:p text:style-name="P393">Panie Prokuratorze! To już strona państwa musi zająć stanowisko. Nam, oczywiście, jesteśmy gotowi każde oświadczenie.</text:p>
      <text:p text:style-name="P394"><text:span text:style-name="T395">Minister Łukasz Balcer</text:span>:</text:p>
      <text:p text:style-name="P396">Tekst, który ma pan prokurator jest nieaktualny, dlatego że w tekście, który dostaliśmy wczoraj, zdanie<text:s/><text:soft-page-break/>brzmi: zdaniem strony koalicyjno-rządowej stanowisko w tej sprawie powinno być zajęte<text:span text:style-name="T397">...</text:span></text:p>
      <text:p text:style-name="P398"><text:span text:style-name="T399">Ob. <text:s text:c="22"/></text:span><text:span text:style-name="T400">:</text:span></text:p>
      <text:p text:style-name="P401">Ja bym wobec tego proponowała tak, żeby było zdanie: zdaniem strony<text:s/><text:span text:style-name="T402">koal</text:span>i<text:span text:style-name="T403">cyj</text:span>n<text:span text:style-name="T404">o-</text:span>r<text:span text:style-name="T405">z</text:span>ądo<text:span text:style-name="T406">we</text:span>j<text:s/>problem ten - skreślić poważny, skreślić krok, powinien być rozważ<text:span text:style-name="T407">a</text:span>ny w toku podejmowanych reform...</text:p>
      <text:p text:style-name="P408"><text:span text:style-name="T409">Minister Łukasz Balcer</text:span>:</text:p>
      <text:p text:style-name="P410">...może skreślić<text:s/>„pełnoprawnym”, pozostać członkiem organizacji politycznej, bo w punkcie pierwszym w zdaniu chodzi o zawieszenie członkostwa. Jak nie zawieszenie, to członkiem zostaje. Bo co to znaczy pełnoprawny? Jestem albo nie jestem. To skreślmy to pełnoprawne.</text:p>
      <text:p text:style-name="P411"><text:span text:style-name="T412">P. Jasiński Jerzy</text:span>:</text:p>
      <text:p text:style-name="P413">Ja nie chciałbym się w żadnej mierze wtrącać do stanowiska strony panów, ale ja bym chciał przypomnieć, że wydaje mi się, że dyskusja nad tym punktem poszła dalej niż panowie tutaj zapisali, prawda? Panowie przecież wyrazili zgo<text:span text:style-name="T414">d</text:span>ę na to, żeby ograniczyć na czas pełnienia funkcji sędziowskich pełnienie funkcji czy też funkcji kierowniczych w organizac<text:span text:style-name="T415">ja</text:span>ch politycznych, więc jeżeli co do tego byłby consensus, to może warto byłoby to wprowadzić? Ja rozumiałem, że tak było wówczas, jak pamiętam, to był wniosek prof. Garlickiego, zresztą wydaje mi się, że uzyskał aprobatę<text:s/><text:span text:style-name="T416">z</text:span>e strony panów.</text:p>
      <text:p text:style-name="P417"><text:span text:style-name="T418">Prokurator Starszak Hipolit</text:span>:</text:p>
      <text:p text:style-name="P419">Chcę się zwrócić do strony koalicyjno-rządowej z sugestią by ten zapis brzmiał w tej chwili w ten sposób, że zdaniem strony koalicyjno-rządowej sędzia powinien pozostać członkiem organizacji politycznej, uzupełnić zapisem następującym: z tym, że w okresie pełnienia etatowych funkcji w tych organizacjach jego uprawnienia sędziowskie ulegają zawieszeniu.</text:p>
      <text:p text:style-name="P420"><text:span text:style-name="T421">Przewodniczący</text:span>:</text:p>
      <text:p text:style-name="P422">Proszę Pań<text:span text:style-name="T423">st</text:span>wa! Co do punktu trzeciego dotyczącego kary śmierci,<text:span text:style-name="T424"><text:s/></text:span>czy są jeszcze jakieś uwagi, czy już wszystko jest uzgodnione?</text:p>
      <text:p text:style-name="P425"><text:span text:style-name="T426">Minister Łukasz Balcer</text:span>:</text:p>
      <text:p text:style-name="P427">Czy ten koniec<text:span text:style-name="T428"><text:s/></text:span>lipca to jest konsultacji społecznych czy to jest stanowisko w tej sprawie? Napiszmy sierpień, a<text:span text:style-name="T429">le</text:span><text:s/>będzie to rozumiane, że to rząd musi do tego czasu, rząd nie będzie miał wakacji pewnie. Do końca sierpnia to jest, nie lipca.</text:p>
      <text:p text:style-name="P430"><text:span text:style-name="T431">Przewodniczący</text:span>:</text:p>
      <text:p text:style-name="P432">Proszę państwa, mamy punkt trzeci, kwestie, w których istnieje rozbieżność co do sposobu ich rozwiązania. Nie, to byłby trzeci rzymski /III/. I teraz ten III rzymski powinien się rozpoczynać od tego tekstu, który myśmy dzisiaj rozdali, strona solidarnościowo-opozycyjna proponowała niezwłoczne wprowadzenie zmian, prawda? I byłby nasz, potem państwa stosunek do tego. Pod tą III /rzymską/ będzie najpierw to nasze stanowisko, potem państw<text:span text:style-name="T433">a</text:span>. Państwo pewnie coś przygotowali i w ten sposób będzie składanka piękna.</text:p>
      <text:p text:style-name="P434"><text:span text:style-name="T435">Pr</text:span><text:span text:style-name="T436">ok</text:span><text:span text:style-name="T437">u</text:span><text:span text:style-name="T438">rat</text:span><text:span text:style-name="T439">or Hipolit Starszak</text:span>:</text:p>
      <text:p text:style-name="P440">J<text:span text:style-name="T441">a</text:span><text:s/>rozumiem<text:span text:style-name="T442">,</text:span><text:s/>że jest to oczywiście państwa oświadczenie, ale chciałbym prosić o zwrócenie uwagi na to, iż w punkcie 1 w zakresie kodeksu karnego jest także litera<text:s/>„d”<text:s/>i jest tam chyba jakaś nieszczęśliwość taka stylistyczna, że się uzależnia odpowiedzialność od wzajemności<text:span text:style-name="T443">.</text:span><text:s/>Myślę, że to należy jakoś sformułować inaczej<text:span text:style-name="T444">.</text:span><text:s/>Co to znaczy od wzajemności, żeby to było jasne. Tu chodzi o redakcję. I to jest<text:s/><text:soft-page-break/>pierwsza kwestia.</text:p>
      <text:p text:style-name="P445">Natomiast drugą, panie profesorze, wiązałbym z punktem<text:s/>„e<text:span text:style-name="T446">”</text:span><text:s/>na następnej stronie. Ja nie pamiętam dyskusji na temat tej kwestii, ja nie wykluczam, że to jest gdzieś. Chodzi o 191 § 2, wprowadzenie obowiązku doręczenia osobie, u<text:s/><text:span text:style-name="T447">k</text:span>tórej przeprowadzono przeszukanie, postanowienia prokuratora<text:s/><text:span text:style-name="T448">st</text:span>wierdz<text:span text:style-name="T449">aj</text:span>ą<text:span text:style-name="T450">ce</text:span>go przeszukanie. To jest przecież bardzo ciekawie i dobrze uregulowane, na żądanie każdy do<text:span text:style-name="T451">staj</text:span>e.</text:p>
      <text:p text:style-name="P452"><text:span text:style-name="T453">Przewodniczący</text:span>:</text:p>
      <text:p text:style-name="P454">Ale, panie prokuratorze, ja wyjaśnię, o co chodzi. Pan Romaszewski w naszej dyskusji podnosił, że sytuacja jest taka, że w zdecydowanej większości przypadków to przeszukania są bez nakazu prokuratorskiego, oczywiście te osoby mogłyby się tego domaga<text:span text:style-name="T455">ć</text:span>, nie wszystkie wiedzą, nie wszystkie<text:s/><text:span text:style-name="T456">s</text:span>ię domagają<text:span text:style-name="T457">.</text:span><text:s/>Gdyby w tych wyjątkowych sytuacjach był obowiązek doręczenia, to pewnie tych sytuacji byłoby mniej. Po prostu.</text:p>
      <text:p text:style-name="P458"><text:span text:style-name="T459">Prokurator Hipolit Starszak</text:span>:</text:p>
      <text:p text:style-name="P460">I ostatnią kwestię, tu chciałbym państwa prosić o rozważenie, bo<text:s/><text:span text:style-name="T461">wyda</text:span>je mi się, że właśnie ze względów prezentacyjnych i z uwagi na odbiorców naszych moglibyśmy nie chcąc tego z pewnością wprowadzić w błąd. Myślę u punkcie<text:s/>„g”, tu chodzi o wykluczenie możliwości przesłuchania w charakterze podejrzanego przed wydaniem postanowienia o przedstawieniu zarzutów i ten postulat jest oczywiście jasny,<text:s/><text:span text:style-name="T462">b</text:span>o wiadomo, o co tu chodzi tylko, że nie wiem czy będzie to jasne dla tych, którzy nie wiedzą o tym, że chodzi także o te sytuacje, gdy jest to dopuszczone w tej chwili prawem w przypadkach niecierpiących zwłoki<text:span text:style-name="T463">.</text:span><text:s/>Więc ja nie wiem czy to jest dla kogoś jasne, znaczy dla kogoś kto nie zna kpk<text:span text:style-name="T464">.</text:span><text:s/>Prawda?</text:p>
      <text:p text:style-name="P465">A proszę zwróci<text:span text:style-name="T466">ć</text:span><text:s/>uwagę, że to zupełnie inaczej brzmi kiedy się doda, że tu chodzi o przypadki niecierpiące zwłoki. To<text:span text:style-name="T467"><text:s/></text:span>z<text:span text:style-name="T468">n</text:span>aczy, że jest to postulat, który brzmiałby właściwie tak, wykluczenie możliwości przesłuchania w charakterze podejrzanego<text:span text:style-name="T469"><text:s/></text:span>przed<text:s/><text:span text:style-name="T470">wy</text:span>daniem postanowienia o przedstawieniu zarzutów<text:span text:style-name="T471"><text:s/></text:span>także w przypadkach niecierpiących zwłoki. No właśnie, a państwo chcecie to wyłączyć, co jest moim zdaniem rozwiązaniem niedobrym, ale proszę uprzejmie o zwrócenie, ale proszę zwrócić uwagę na to, że ten zapis nie oddaje treści propozycji<text:span text:style-name="T472">.</text:span><text:s/>To jest ta stylistyka, którą stosujemy w innych punktach. To jest 276 § 2, o ile sobie przypominam.</text:p>
      <text:p text:style-name="P473"><text:span text:style-name="T474">Przewodniczący</text:span>:</text:p>
      <text:p text:style-name="P475">Cóż jeszcze? Czy jeszcze jakieś uwagi? Bardzo proszę. Czy jeszcze jakieś uwagi państwo macie? Nie. Dobrze. To w takim<text:span text:style-name="T476"><text:s/></text:span>razie czy państwo macie też jakiś taki tekst przygotowany? Jeśli chodzi o naszą stronę, to my w zasadzie nie zgłaszamy uwag, to to jest państwa stanowisk<text:span text:style-name="T477">o</text:span><text:s/>i wydaje się, że tutaj państwa strona powinna zachować pełną suwerenność.</text:p>
      <text:p text:style-name="P478">W takim razie mielibyśmy w tym punkcie najpierw ten nasz przedstawiony spis propozycji wysuniętyc<text:span text:style-name="T479">h</text:span><text:s/>przez<text:s/>„Solidarność”, potem jako punkt drugi czy to jako punkt<text:s/>„b”, bo tamta nasza to<text:s/><text:span text:style-name="T480">b</text:span>ył punk<text:span text:style-name="T481">t</text:span><text:s/>„a”, dlatego<text:s/><text:span text:style-name="T482">ż</text:span>e potem są punkty. Dobrze, niech będzie I arabskie.<text:s/><text:span text:style-name="T483">I</text:span><text:s/>teraz II arabs<text:span text:style-name="T484">k</text:span>a to jest to co państwo przedłożyli i w takim razie tutaj dalszą częścią to byłoby chyba jako punkt trzeci, to ja mam przygotowane takie nasze stanowisko, bardzo proszę. To byłby punkt trzeci. To byłoby chyba trzeba<text:s/><text:span text:style-name="T485">n</text:span>azwa<text:span text:style-name="T486">ć</text:span><text:s/>punktem trzecim w tej sytuacji, prawda?</text:p>
      <text:p text:style-name="P487"><text:span text:style-name="T488">O</text:span><text:span text:style-name="T489">b. Antoni Paris</text:span>:</text:p>
      <text:soft-page-break/>
      <text:p text:style-name="P490">Panie profesorze, ja przeczytałem to oświadczenie ostatnie, które pan przekazał i ja mam taką wątpliwość, bo wprawdzie nie byłem na dwóch ostatnich obradach z ważnych przyczyn, ale wiem, taka tutaj była atmosfera w sprawach i zarówno kodeksu karnego, jak i częściowo kodeksu wykroczeń, jak i w innych, zwłaszcza instytucji sędziego, i sądów, to by mi się kłóciło, przepraszam za to brzydkie wyrażenie, z pojęciem jakie wyniosłem stąd, że jednak co do zasad zmian i co do nawet gdyby to liczyć, to do większości zmian formalnych w tych prawach i w zakresie, o którym powiedziałem przed chwilą, jest zgodność. Tylko nie ma zgodności co do terminów, co do dochodzenia do ty<text:span text:style-name="T491">c</text:span>h zmian. Tak że ten tekst ostatni, a mówię to w interesie własnym jako przedstawiciela organizacji, która bardzo często wskazywała nie tylko na tym stole, że jesteśmy za bardzo szeroko pojętą i bardzo konsekwentną<text:span text:style-name="T492"><text:s/></text:span>zmian<text:span text:style-name="T493">ą</text:span><text:s/>w prawie, w kierunku uspołecznienia i kontroli, i niezawisłości sądów i kontroli nad innymi organami. W szczegóły nie chcę wchodzić, ale wszędzie, gdzie można było, to żeśmy podkreślali. Gdyby było po stronie, ze strony<text:s/>„Solidarności”<text:s/>takie sformułowanie, które mówi, że bezapelacyjnie strona rządowo-koa<text:span text:style-name="T494">li</text:span>cyjna odrzuciła, nie udzieliła aprobaty tym zmianom, ja znajduję się formalnie jedn<text:span text:style-name="T495">a</text:span>k w tej grupie i byłbym bardzo niezadowo<text:span text:style-name="T496">lo</text:span>ny. Dziękuję bardzo.</text:p>
      <text:p text:style-name="P497"><text:span text:style-name="T498">Przewodniczący</text:span><text:span text:style-name="T499">.</text:span></text:p>
      <text:p text:style-name="P500">No<text:s/><text:span text:style-name="T501">c</text:span>ó<text:span text:style-name="T502">ż</text:span>,<text:s/><text:span text:style-name="T503">j</text:span>a m<text:span text:style-name="T504">o</text:span>gę tylko panu odpowiedzieć, jak jeżeli by pan prześledził uzgodnienia, jakie tutaj zostały dokonane i zestaw naszych propozycji, a z drugiej strony zważył, z jak wielu naszych propozycji myśmy się wycofali, w grunc<text:span text:style-name="T505">ie</text:span><text:s/>rzeczy prosząc jeszcze o dwie, ale niezmiernie dolegliwe i społecznie ważne sprawy, gdyby pan śledził tę naszą dyskusję, to pana rozczarowanie byłoby niczym wobec naszeg<text:span text:style-name="T506">o</text:span><text:s/>rozczarowania. Pan Prezes Świątkiewicz.</text:p>
      <text:p text:style-name="P507"><text:span text:style-name="T508">Prezes Świątkiewicz Jerzy</text:span>:</text:p>
      <text:p text:style-name="P509">Chciałem taką propozycję zgłosić, może ona bardziej dotyczy strony koalicyjno-rządowej niż wszystkich, ale w związku z tą, z tym dodatkowym akapitem, który tutaj państwo zgłosiliście, poczynając od słów - strona solidarnościowo- opozycyjna stwierdza, że niemal wszystkie, o, w związku z tym niemal wszystkie jej propozycje dotyczących zmian zostały, nie uzyskały aprobat<text:span text:style-name="T510">y</text:span>, to byłbym za tym, ażeby w tej c<text:span text:style-name="T511">zę</text:span>ści, którą nasz przedstawiciel przedstawił w takim razie może wymienić te kwestie, co do których nasza strona proponuje czy kwalifikują się do doraźnej nowelizacji, bo tutaj na początku mamy wyliczenie bardzo dużej ilości przepisów i z tego oświadczenia zamykającego sprawy wynika, że właściwie w niczym nie osiągnęliśmy tego consensusu.</text:p>
      <text:p text:style-name="P512">Teraz w tej chwili policzyłem, na podstawie tego pierwotni<text:span text:style-name="T513">e</text:span><text:s/>przed<text:span text:style-name="T514">st</text:span>awionego tekstu, który nie uzyskał a<text:span text:style-name="T515">p</text:span>robaty, zgodziliśmy się na nowelizację jedenastu, jeśli dobrze policzyłem artykułów. I może by te z dawnej strony trzeciej i czwartej tego przełomu dokonać w tej naszej części wyliczenia tego dla przeciwwagi, a ocenę tego pozostawić czytelnikowi.</text:p>
      <text:p text:style-name="P516"><text:span text:style-name="T517">Przewodniczący</text:span>:</text:p>
      <text:p text:style-name="P518">Pan prokurator Starszak.</text:p>
      <text:p text:style-name="P519"><text:span text:style-name="T520">Prokurat</text:span><text:span text:style-name="T521">o</text:span><text:span text:style-name="T522">r Hipolit Starszak</text:span>:</text:p>
      <text:p text:style-name="P523">Chciałbym za<text:span text:style-name="T524">p</text:span>ytać, czy można zapytać, bo pamiętam z wczorajszej dyskusji, także i pańskie oświadczenie, panie profesorze, a w szczególności serdeczne zapewnienie pani mecenas, że w tym dokumencie nie będzie się wystawiało cenzurek, ani też formułowało opinii, które jednak się w tym<text:s/><text:soft-page-break/>projekcie tutaj znalazły.</text:p>
      <text:p text:style-name="P525">Chciałbym w związku z tym zapytać, czy jest to rezultat zmiany tego stanowiska czy też może błędnie interpretowałem wczoraj sformułowany tutaj pogląd?<text:s/><text:span text:style-name="T526">W</text:span><text:s/>każdym razie rozumiem, gdyby ten tekst, mając zresztą chyba głównie propagandowy, miał się w naszym sprawozdaniu ostać, to też niezbędnym będzie s<text:span text:style-name="T527">fo</text:span>rmułowanie stanowiska strony koalic<text:span text:style-name="T528">yj</text:span>no-rządow<text:span text:style-name="T529">ej</text:span>, wobec tych, wobec takiego charakteru<text:s/><text:span text:style-name="T530">oś</text:span>wi<text:span text:style-name="T531">a</text:span>d<text:span text:style-name="T532">cze</text:span>ń, które zostały tutaj s<text:span text:style-name="T533">fo</text:span>rmułowane.</text:p>
      <text:p text:style-name="P534"><text:span text:style-name="T535">P</text:span><text:span text:style-name="T536">ro</text:span><text:span text:style-name="T537">f. Jasiński Jerzy</text:span>:</text:p>
      <text:p text:style-name="P538">Ten tekst nie ma charakteru propagandowego, jest tekstem in<text:span text:style-name="T539">fo</text:span>rmacyjnym, ale jeżeli mamy nie operować przymiotnikami, to bardzo bym pana prosił o nie wprowadzanie ich.</text:p>
      <text:p text:style-name="P540">Odnoszę wrażenie, że jeśli chodzi o wypowiedź pana prezesa Świą<text:span text:style-name="T541">tk</text:span>iewi<text:span text:style-name="T542">cza</text:span>, że strona rządowa nie zrobiła tego co jak rozumiałem, zrobić miała. Wówczas,<text:s/><text:span text:style-name="T543">k</text:span>iedy pan minister wczoraj kończył nasze pewnego rodzaju podsumowanie i nasze obrady umówiliśmy się w ten sposób, że ta część dotycząca zmian w ustawodawstwie karnym będzie się składała z trzech fragmen<text:span text:style-name="T544">tó</text:span>w. Fragment pierwszy, miał pochodzić od nas, gdzieśmy wyliczyli nasze propozycje, fragment drugi miał pochodzić od państwa, w której miał być wyliczone państwa propozycje, miało się to kończyć fragmentem trzecim, w którym byłyby te uzgodnienia.<text:s/><text:span text:style-name="T545">W</text:span><text:s/>tym momencie w związku z tym, że tego fragmentu żeśmy nie otrzymali rozumiałem, że państwo zrezygnowa<text:span text:style-name="T546">li</text:span>. I w związku z tym pojawiła się jako punkt trzeci nasze stanowisko wyjaśniające, dlaczego nie mogliśmy się zgodzić na to, nad czym, jak rozumiałem, przez sporą część tych 10 dni wspólnych pracowali, to jest tą nowelą do ustawodawstwa karnego.</text:p>
      <text:p text:style-name="P547">Więc jeżeli stanowisko panów jest inne, to w takim razie prosilibyśmy chyba o propozycje tej trzeciej części.</text:p>
      <text:p text:style-name="P548"><text:span text:style-name="T549">Minister Łukasz Balcer:</text:span></text:p>
      <text:p text:style-name="P550">Mam propozyc<text:span text:style-name="T551">ję</text:span>, ażebyśm<text:span text:style-name="T552">y</text:span><text:s/>po tym stwierdzeniu w takim razie dodali zdanie, że strona koalicyjno-rządowa stwierdza, że następujące propozycje zmian w prawie karnym zyskały aprobatę i ze strony trzeciej przepisać w zakresie prawa karneg<text:span text:style-name="T553">o</text:span>,<text:span text:style-name="T554"><text:s/></text:span>materialnego to co tam jest zapisane, jak też w zakresie prawa procesowego. Ze strony trzeciej i końcówkę z czwartej<text:span text:style-name="T555">.<text:s/></text:span>Strona koalicyjno-rządowa stwierdza, że następujące propozycje zmian... tu byłoby w zakresie prawa karnego, materialnego przez: ze strony trzeci<text:span text:style-name="T556">ej,</text:span><text:s/>w zakresie prawa o wykroczeniach, to byłoby<text:s/>„c”<text:s/>przez uchylenie pk<text:span text:style-name="T557">t.</text:span><text:s/>4 art. 73 kodeksu postępowania z prawa o wykroczeniach. Tego nie ma, tego na str. 4 nie ma, bo ono się kończy zdaniem przez sąd I instancji dotyczy zmian tylko prawa procesowego. Trzeba dodać<text:s/>„c”<text:s/>w zakresie prawa o wykroczeniach przez uchylenie punktu 4 art. 73 kodeksu z prawa o wykro<text:span text:style-name="T558">cz</text:span>eniach. Byłaby to jednostronna informacja. To mamy chyba w dalszej części oświadczenia, nie?</text:p>
      <text:p text:style-name="P559"><text:span text:style-name="T560">Ob. <text:s text:c="22"/></text:span><text:span text:style-name="T561">:</text:span></text:p>
      <text:p text:style-name="P562">Ja bym bardzo prosił, żebyśmy si<text:span text:style-name="T563">ę</text:span><text:s/>umówili w ten sposób, że jednak niech państwo nie redagują naszych oświadczeń, naprawdę. Jeżeli państwo uważają, że one są nietrafne, i chcą państwo z nimi polemizowa<text:span text:style-name="T564">ć</text:span>, to polemizujcie. Ja mówię to, ustosunkowu<text:span text:style-name="T565">ję</text:span><text:s/>się do wypowiedzi pana prof<text:span text:style-name="T566">.</text:span><text:s/>Świą<text:span text:style-name="T567">t</text:span>kiewicza. Naprawdę niech pan pozostawi nasz tekst taki jaki my uważamy, że powinien być.</text:p>
      <text:p text:style-name="P568"><text:span text:style-name="T569">Prof. Jasiński Jerzy</text:span>:</text:p>
      <text:p text:style-name="P570">Ja chcę zgłosić, przepraszam, panie profesorze, Jasiński, że jednak próbuję tutaj, ja nie chcę wtargnąć<text:s/><text:soft-page-break/>w ten tekst, natomiast myślę, że w oświadczeniu strony koalicyjno-rządowej jednak powinn<text:span text:style-name="T571">y</text:span><text:s/>być jednak wyraźne odniesienie się do tego, że sformułowanie, iż chodzi o osoby repre<text:span text:style-name="T572">sjo</text:span>nowane za działalność opozycyjną nie jest trafne.<text:s/><text:span text:style-name="T573">W</text:span><text:s/>Polsce nikt nie był repres<text:span text:style-name="T574">j</text:span>onowany za działalność opozycyjną, tylko za naruszenie prawa. Aha, jest to zupełnie inna kwestia. Dlatego uważam, że do tego trzeba się odnieść. Prawda?</text:p>
      <text:p text:style-name="P575"><text:span text:style-name="T576">Minister Łukasz Balcer</text:span><text:span text:style-name="T577">:</text:span></text:p>
      <text:p text:style-name="P578">Tu ni<text:span text:style-name="T579">e</text:span><text:s/>będziemy zmieniać, to musimy najwyżej u nas, w naszym oświadcz<text:span text:style-name="T580">e</text:span>niu.</text:p>
      <text:p text:style-name="P581"><text:span text:style-name="T582">Prof. Jasiński Jerzy</text:span><text:span text:style-name="T583">:</text:span></text:p>
      <text:p text:style-name="P584">Ale ja chcę prosić panią profesor o to,<text:s/><text:span text:style-name="T585">że</text:span>by nie redagować naszego oświadczenia. Po pierwsze proponowałbym zauważyć, że oświadcza, że zwraca uwagę, że, czy stwierdza, dobrze, to stwierdza, że.</text:p>
      <text:p text:style-name="P586"><text:span text:style-name="T587">Mec. Olszewski Jan:</text:span></text:p>
      <text:p text:style-name="P588">Ja nie chciałbym zabierać głosu w sprawie tych sformułowań ale..<text:span text:style-name="T589">.</text:span><text:s/>jeżeli chodzi o indywidualne to ja nawet wyrażam stanowisko, że mógłbym rozważyć propozycję, którą pan prokurator wysuwa co do kwestii tej działalności opozycyjne<text:span text:style-name="T590">j</text:span>, pod jednym warunkiem, że pan prokurator wskazałby, jaką można było prowadzi<text:span text:style-name="T591">ć</text:span><text:s/>działalność legalną opozycyjną w warunkach stanu wojennego?</text:p>
      <text:p text:style-name="P592"><text:span text:style-name="T593">Prokurator Starszak Hipolit</text:span>:</text:p>
      <text:p text:style-name="P594">Legalną działalność opozycyjną? Można było wstąpić na przykład do jakiejś organizacji legalnie funkc<text:span text:style-name="T595">jo</text:span>nującej i wyrażać tam opozycyjne stanowiska, jeśli pan już chce<text:span text:style-name="T596">.</text:span></text:p>
      <text:p text:style-name="P597"><text:span text:style-name="T598">Przewodniczący</text:span>:</text:p>
      <text:p text:style-name="P599">To, oczywiście, nie ma sensu, prawda? Taka dyskus<text:span text:style-name="T600">ja,<text:s/></text:span>rzeczywiście pan mecenas Olszewski ma rację. Jeżeli ktoś<text:s/><text:span text:style-name="T601">t</text:span>ak ureguluje prawo, że wszystko co jest dla niego niewygodne, jest przestępstwem, to na to nie ma rady. Albo naru<text:span text:style-name="T602">s</text:span>zeniem porządku publicznego. Bo jeszcze nie ma systemu kontroli myśli. Może być, ale rzeczywiście nie ma sensu. Niedawno rehabi<text:span text:style-name="T603">li</text:span>towała Prokuratura Generalna Fildor<text:span text:style-name="T604">fa,</text:span><text:s/>który jednak długo czekał na tę rehabilitac<text:span text:style-name="T605">ję</text:span>, tylko ja nie wiem, za jaką przestępczość, ale to była działalność opozycyjna, chociaż taka wyprzedz<text:span text:style-name="T606">aj</text:span>ąca nową rzeczywistość. Ale został zamordowany. Chyba słuszna propozycja, w pełni trafna. Jasne.</text:p>
      <text:p text:style-name="P607"><text:span text:style-name="T608">Ob. <text:s text:c="22"/></text:span><text:span text:style-name="T609">:</text:span></text:p>
      <text:p text:style-name="P610">Taka próba, może i do dyskusji, ze strony koalicyjno-rządowej, strona koalicyjno-rządowa uważa, iż sprawy osób pociągniętych do odpowiedzialności w latach osiemdziesiątych za przestępstwa prze<text:span text:style-name="T611">c</text:span>iwk<text:span text:style-name="T612">o</text:span><text:s/>państwu i porządkowi publicznemu powinny być rozważane indywidualnie w trybie przewidzianym przez prawo. Może być rewizji nadzwycz<text:span text:style-name="T613">aj</text:span>n<text:span text:style-name="T614">ej,<text:s/></text:span>wznowienie postępowania.</text:p>
      <text:p text:style-name="P615">To będzie po oświadczeniu państwa, które dotyczy tego i strona solidarnościowo-opozycyjna, to jest w punkcie pierwszym i potem chcielibyśmy taki tekst zamieścić. Czy jest tam także wspomniany projekt zawiera propozycje uregulowań sprzecznych z w/w ustaleniami, podważa to wiarygodność uzgodnień dotyczących nieza<text:span text:style-name="T616">le</text:span>żności sądów oraz niezawisłości sędziowskiej. To jest koniec oświadczenia.</text:p>
      <text:p text:style-name="P617">I drugie oświadczenie w związku z tym, którego projekt przedstawiam. Strona, to jest w punkcie pierwszym, punkt trzeci chyba. Oświadczenie takiej treści.</text:p>
      <text:p text:style-name="P618">Stro<text:span text:style-name="T619">na</text:span><text:s/>koa<text:span text:style-name="T620">li</text:span>cy<text:span text:style-name="T621">jn</text:span>o-rządowa stwierdza, że projekt ustawy o zmianie Konstytucji PRL nie był przedmiotem dyskusji w toku obrad podzespołu. Uniemożliwia to zajęcie stanowiska co do zgodności lub braku<text:s/><text:soft-page-break/>zgodności pro<text:span text:style-name="T622">je</text:span>ktowanych uregulowań ustawowych z propozycjami przedsta<text:span text:style-name="T623">w</text:span>ionymi w niniejszym sprawozdaniu, w tym co do zarzutu niewiarygodności uzgodnień dotyczących niezależności sądów lub niezawisłości sędziowskiej. Projekt ustawy o zmianie Konstytucji. Państwo mówicie o pr<text:span text:style-name="T624">o</text:span>jekcie. A my tego nie znamy.</text:p>
      <text:p text:style-name="P625"><text:span text:style-name="T626">Ob. <text:s text:c="22"/></text:span><text:span text:style-name="T627">:</text:span></text:p>
      <text:p text:style-name="P628">Ja myślę, że powinniśmy przyjąć chyba zasadę, że nie ingerujemy w oświadczenia drugiej strony. Przecież nasze oświadczenie strona rządowa oceniała negatywnie i dała temu wyraz, my możemy też oceniać negatywnie, tyle tylko, że bard<text:span text:style-name="T629">z</text:span>o bym prosił, żeby ten dokument<text:s/><text:span text:style-name="T630">s</text:span>ię nie przekształcił w wyścig oświadczeń<text:span text:style-name="T631">.</text:span><text:s/>My po prostu przyjmujemy to i koniec. Mój pogląd jest taki, że skoro ta zasada obowiązuje, to nie możemy ingerować w oświadczenia drugiej strony. Taki jest mój pogląd osobisty.</text:p>
      <text:p text:style-name="P632"><text:span text:style-name="T633">P. Chajneta Rajmund</text:span><text:span text:style-name="T634">:</text:span></text:p>
      <text:p text:style-name="P635">To by dotyczyło punktu 4 umownie na razie nazwanym, w punkcie II rzymskim, po oświadczeniu strony solidarnościowo- opozycyjnej, że niemal wszystkie. Przed nią? To nie jest to? Dobrze,<text:s/><text:span text:style-name="T636">j</text:span>uż zaraz podyktuję. To by było po oświadczeniu dokumentu pierwszego, punkt<text:s/><text:span text:style-name="T637">1</text:span>, że strona so<text:span text:style-name="T638">li</text:span>darnościowo- opozycyjna stwierdza, ż<text:span text:style-name="T639">e</text:span><text:s/>zapisane w punkcie 1 uzgodnienie, itd., by brzmiało w ten sposób: Strona koalicyjno-rządowa stwierdza, że projekt ustawy o zmianie Konstytucji nie był przedmiotem dyskusji w toku obrad, że pr<text:span text:style-name="T640">o</text:span>jekt ustawy o zmianie Konstytucji nie był przedmiotem dyskusji w toku obrad podzespołu, Konstytucji PRL proszę dodać, nie był przedmiotem dyskusji w toku obrad zespołu, podzespołu. Drugie zdanie: Uniemożliwia to z<text:span text:style-name="T641">a</text:span>jęcie stanowiska co do zgodności lub braku zgodności pro<text:span text:style-name="T642">je</text:span>ktowanych uregulowań ustawowych z propozycjami przedstawionymi w ninie<text:span text:style-name="T643">js</text:span>zym sprawozdaniu. Pro<text:span text:style-name="T644">je</text:span>k<text:span text:style-name="T645">to</text:span>wanych uzgodnień ustawowych z propozycjami przedstawionymi w ninie<text:span text:style-name="T646">js</text:span>zym sprawozdaniu, w tym co do zarzutu niewiarygodności uzgodnień dotyczących nieza<text:span text:style-name="T647">le</text:span>żności sądów oraz niezawisłości sędziowskiej.</text:p>
      <text:p text:style-name="P648"><text:span text:style-name="T649">Minister Łukasz Balcer</text:span>:</text:p>
      <text:p text:style-name="P650">.<text:span text:style-name="T651">.</text:span>.że niemal wszystkie propozycje itd<text:span text:style-name="T652">.</text:span>, nie uzyskały aprobaty. M<text:span text:style-name="T653">yś</text:span>my zaproponowali projekt tekstu, ale on myślą nie został zakończony, bo teza pierwsza, że niemal wszystkie n<text:span text:style-name="T654">aj</text:span>ważniejsze propozycje nie zostały uzgodnione, więc z naszej strony propozycja jest zapisu, że strona koa<text:span text:style-name="T655">li</text:span>cyjno-rządowa stwierdza, że następujące propozycje uzyskały aprobatę, i chciałbym dodać zdanie: wskazuje to, że wiele propozycji strony solidarnościowej, tak,<text:s/><text:span text:style-name="T656">j</text:span>ako wniosek z tego wyliczenia, wskazuje to, iż wiele propozycji strony solidarnościowej zostało uzgodnionych. Przepraszam, strony solidarnościowo- opozycyjnej zostało uzgodnionych, co do szeregu innych uznano, że powinny być one przedmiotem prac Komisji ds. Reformy Prawa Karnego<text:span text:style-name="T657">,</text:span><text:s/>i prawa o wykro<text:span text:style-name="T658">cz</text:span>eniach.</text:p>
      <text:p text:style-name="P659">I z naszej strony chyba oświadczeń już w tym wyścigu, jak pan doc<text:span text:style-name="T660">.</text:span><text:s/>Falandysz mówił, oświadczeń chyba nie będzie. Chociaż nie wiem.</text:p>
      <text:p text:style-name="P661"><text:span text:style-name="T662">Prof. Jasiński Jerzy</text:span><text:span text:style-name="T663">:</text:span></text:p>
      <text:p text:style-name="P664">Muszę powiedzieć, że jestem głęboko niezadowolony ze s<text:span text:style-name="T665">fo</text:span>rmułowania tego oświadczenia. Ja bym wychodził z takiego założenia, tego pierwszego, dotyczącego Konstytucji i niezgody panów na wprowadzenie do Konstytucji tych trzech przepisów. No, my jednak będziemy musieli wychodzić z założenia, że strona rządowa jest stron<text:span text:style-name="T666">y</text:span><text:s/>rządową<text:s/><text:span text:style-name="T667">i</text:span><text:s/>że po prostu strona rządowa dba o to, żeby być informowanym o tym co się w tym państwie, we władzach tego państwa dzieje. I wobec tego my nie<text:s/><text:soft-page-break/>musimy, a nawet nie mamy żadnej możliwości dyskutowania projektu ustawy o zmianie Konstytucji PRL, który był przekazany do Sejmu bodajże wczoraj czy przedwczor<text:span text:style-name="T668">aj.</text:span><text:s/>Fizycznie było to po prostu niemożliwe i z tego względu biorąc pod uwagę wyliczenie dat, w których toczyły się nasze obrady,<text:s/><text:span text:style-name="T669">je</text:span>st to stwierdzenie, które no, nie chcę używa<text:span text:style-name="T670">ć</text:span><text:s/>słowa<text:s/>„wykrętyzm”, ale jest jakiś co najmniej pokręt. Otóż myśmy dyskutowali projekt zmian Konstytucji. Dlatego, że w sytuacji, w której dyskutujemy, chociaż jeden przepis, który miałby wejść do Konstytucji, to w tym momencie dyskutujemy projekt zmian Konstytucji.</text:p>
      <text:p text:style-name="P671">I mnie się zdaje, że, no, oczywiście państwo mogą pisać co chcą, ale jest to bardzo dalekie od jakiegoś takiego ducha po prostu rozumienia tego co mówi się z jednej strony stołu, że druga strona to po prostu rozumie, co mówione było po drugiej stronie stołu.</text:p>
      <text:p text:style-name="P672">Dziękuję bardzo.</text:p>
      <text:p text:style-name="P673"><text:span text:style-name="T674">Przewodniczący</text:span>:</text:p>
      <text:p text:style-name="P675">Proszę Państwa! Ja myślę, że sprawa stanowisk to już każdy sobie oceni, czytelnik całość jak przeczyta, będą przecież załączniki i myślę, że wszystko się samo jakoś broni.</text:p>
      <text:p text:style-name="P676">To co? Teraz kwestia, kto by z naszej strony. Pokrętność na przykład by p<text:span text:style-name="T677">an</text:span><text:s/>prokurator nie odrzucał. Tak, dobrze<text:span text:style-name="T678">.</text:span></text:p>
      <text:p text:style-name="P679">Proszę państwa, kto z naszej strony by pilnował ew<text:span text:style-name="T680">e</text:span>ntualnie, co? Maszynistkę pilnował, bo pan minister tak mówił, żeby pilnować, żeby nie było jakichś opuszczeń, pomyłek, przeinaczeń. Ja myślę, panie kolego, pan mecenas Herman, który jest wyśmienitym stylistą.</text:p>
      <text:p text:style-name="P681">Panie dyrektorze, ja na pana miejscu też bym chciał z panią Skórzewską, tak że ja to rozumiem. Dobrze, to już myślę, że od tego momentu nic nie idzie do protokołu, szanowni stenotypiści?</text:p>
      <text:p text:style-name="P682">To w takim razie spotykamy się około czwartej najwcześniej.</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style:style style:name="Listapunktowana" style:display-name="Lista punktowana" style:family="paragraph" style:parent-style-name="Normalny" style:list-style-name="LFO1">
      <style:paragraph-properties style:contextual-spacing="tru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2:00Z</meta:creation-date>
    <dc:date>2023-10-30T19:32:00Z</dc:date>
    <meta:template xlink:href="Normal.dotm" xlink:type="simple"/>
    <meta:editing-cycles>2</meta:editing-cycles>
    <meta:editing-duration>PT60S</meta:editing-duration>
    <meta:document-statistic meta:page-count="18" meta:paragraph-count="109" meta:word-count="7804" meta:character-count="54520" meta:row-count="390" meta:non-whitespace-character-count="46825"/>
  </office:meta>
</office:document-meta>
</file>